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Barlow" svg:font-family="Barlow"/>
    <style:font-face style:name="Barlow1" svg:font-family="Barlow1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 style:font-family-generic="swiss"/>
    <style:font-face style:name="Liberation Sans3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6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77bc65"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81aca6"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#ffbf00"/>
    </style:style>
    <style:style style:name="ce8" style:family="table-cell" style:parent-style-name="Default" style:data-style-name="N0">
      <style:table-cell-properties fo:background-color="#ff8000"/>
    </style:style>
    <style:style style:name="ce9" style:family="table-cell" style:parent-style-name="Default" style:data-style-name="N0">
      <style:table-cell-properties fo:background-color="#ff4000"/>
    </style:style>
    <style:style style:name="ce10" style:family="table-cell" style:parent-style-name="Default" style:data-style-name="N0">
      <style:table-cell-properties fo:background-color="#ffffff"/>
    </style:style>
    <style:style style:name="ce12" style:family="table-cell" style:parent-style-name="Default" style:data-style-name="N0">
      <style:table-cell-properties fo:background-color="#ffffa6"/>
    </style:style>
    <style:style style:name="ce15" style:family="table-cell" style:parent-style-name="Default" style:data-style-name="N0">
      <style:table-cell-properties fo:background-color="#e8f2a1"/>
    </style:style>
    <style:style style:name="ce17" style:family="table-cell" style:parent-style-name="Default" style:data-style-name="N0">
      <style:table-cell-properties fo:background-color="#127622"/>
    </style:style>
    <style:style style:name="ce18" style:family="table-cell" style:parent-style-name="Default" style:data-style-name="N0">
      <style:table-cell-properties fo:background-color="#ec9ba4"/>
    </style:style>
    <style:style style:name="ce19" style:family="table-cell" style:parent-style-name="Default" style:data-style-name="N0">
      <style:table-cell-properties fo:background-color="transparent" style:vertical-align="automatic"/>
      <style:text-properties style:font-name="Liberation Sans2" fo:font-size="10pt" style:font-name-asian="Liberation Sans3" style:font-size-asian="10pt" style:font-name-complex="Liberation Sans3" style:font-size-complex="10pt"/>
    </style:style>
    <style:style style:name="ce11" style:family="table-cell" style:parent-style-name="Default" style:data-style-name="N0">
      <style:table-cell-properties fo:background-color="#ffffff"/>
      <style:text-properties style:font-name="Barlow" fo:font-size="20pt" fo:font-weight="bold" style:font-name-asian="Barlow" style:font-size-asian="20pt" style:font-weight-asian="bold" style:font-name-complex="Barlow" style:font-size-complex="20pt" style:font-weight-complex="bold"/>
    </style:style>
    <style:style style:name="ce13" style:family="table-cell" style:parent-style-name="Default" style:data-style-name="N0">
      <style:table-cell-properties fo:background-color="#ffffa6"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0">
      <style:table-cell-properties fo:background-color="#e6e905"/>
    </style:style>
    <style:style style:name="ce41" style:family="table-cell" style:parent-style-name="Default" style:data-style-name="N0">
      <style:table-cell-properties fo:background-color="#e8a202"/>
    </style:style>
    <style:style style:name="ce16" style:family="table-cell" style:parent-style-name="Default" style:data-style-name="N0">
      <style:text-properties style:font-name="Arial" style:font-name-asian="Arial1" style:font-name-complex="Arial1"/>
    </style:style>
    <style:style style:name="ce20" style:family="table-cell" style:parent-style-name="Default" style:data-style-name="N0">
      <style:table-cell-properties fo:background-color="transparent"/>
      <style:text-properties style:font-name="Barlow" fo:font-size="20pt" fo:font-weight="bold" style:font-name-asian="Barlow" style:font-size-asian="20pt" style:font-weight-asian="bold" style:font-name-complex="Barlow" style:font-size-complex="20pt" style:font-weight-complex="bold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ext-properties style:text-underline-style="solid" style:text-underline-width="auto" style:text-underline-color="font-color"/>
    </style:style>
    <style:style style:name="gr1" style:family="graphic" style:parent-style-name="Default">
      <style:graphic-properties draw:ole-draw-aspect="1" loext:decorative="false"/>
    </style:style>
    <style:style style:name="T1" style:family="text">
      <style:text-properties fo:color="#000000" style:font-name="Barlow1" fo:font-size="10pt" fo:font-weight="normal" style:text-underline-style="none" style:text-underline-color="font-color" style:text-line-through-type="none" fo:font-style="normal" style:text-outline="false" fo:text-shadow="none" style:font-name-asian="Barlow1" style:font-name-complex="Barlow1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Barlow1" fo:font-size="20pt" fo:font-weight="bold" style:text-underline-style="none" style:text-underline-color="font-color" style:text-line-through-type="none" fo:font-style="normal" style:text-outline="false" fo:text-shadow="none" style:font-name-asian="Barlow1" style:font-name-complex="Barlow1" style:font-size-asian="20pt" style:font-size-complex="20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9"/>
          <table:table-cell table:style-name="ce2" office:value-type="float" office:value="1" calcext:value-type="float">
            <text:p>1</text:p>
          </table:table-cell>
          <table:table-cell table:style-name="ce2" office:value-type="float" office:value="-0.15" calcext:value-type="float">
            <text:p>-0,15</text:p>
          </table:table-cell>
          <table:table-cell table:style-name="ce2" office:value-type="float" office:value="-0.5" calcext:value-type="float">
            <text:p>-0,5</text:p>
          </table:table-cell>
          <table:table-cell table:number-columns-repeated="3"/>
          <table:table-cell table:formula="of:=[.$B$23]*[.C15]" office:value-type="float" office:value="0.147058823529412" calcext:value-type="float">
            <text:p>0,147058823529412</text:p>
          </table:table-cell>
          <table:table-cell table:number-columns-repeated="16368"/>
        </table:table-row>
        <table:table-row table:style-name="ro1">
          <table:table-cell table:number-columns-repeated="8"/>
          <table:table-cell office:value-type="string" calcext:value-type="string">
            <text:p>A</text:p>
          </table:table-cell>
          <table:table-cell table:style-name="ce2" office:value-type="float" office:value="-0.05" calcext:value-type="float">
            <text:p>-0,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0.45" calcext:value-type="float">
            <text:p>-0,45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formula="of:=[.$B$23]*[.D15]" office:value-type="float" office:value="0.0735294117647059" calcext:value-type="float">
            <text:p>0,0735294117647059</text:p>
          </table:table-cell>
          <table:table-cell office:value-type="string" calcext:value-type="string">
            <text:p>gamm_i</text:p>
          </table:table-cell>
          <table:table-cell table:number-columns-repeated="16367"/>
        </table:table-row>
        <table:table-row table:style-name="ro1">
          <table:table-cell table:number-columns-repeated="9"/>
          <table:table-cell table:number-columns-repeated="2" table:style-name="ce2" office:value-type="float" office:value="-0.15" calcext:value-type="float">
            <text:p>-0,1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formula="of:=[.$B$23]*[.E15]" office:value-type="float" office:value="0.147058823529412" calcext:value-type="float">
            <text:p>0,147058823529412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p_ij</text:p>
          </table:table-cell>
          <table:table-cell table:style-name="ce3" office:value-type="string" calcext:value-type="string">
            <text:p>Pesi</text:p>
          </table:table-cell>
          <table:table-cell table:style-name="ce3" office:value-type="string" calcext:value-type="string">
            <text:p>Calistenichs</text:p>
          </table:table-cell>
          <table:table-cell table:style-name="ce3" office:value-type="string" calcext:value-type="string">
            <text:p>Cardio</text:p>
          </table:table-cell>
          <table:table-cell table:style-name="ce3" office:value-type="string" calcext:value-type="string">
            <text:p>Spogliatoio</text:p>
          </table:table-cell>
          <table:table-cell table:style-name="ce4"/>
          <table:table-cell table:number-columns-repeated="7"/>
          <table:table-cell table:number-matrix-columns-spanned="1" table:number-matrix-rows-spanned="3" table:formula="of:=MMULT([.J15:.L17];[.P10:.P12])" office:value-type="float" office:value="0.283608734269609" calcext:value-type="float">
            <text:p>0,283608734269609</text:p>
          </table:table-cell>
          <table:table-cell table:number-columns-repeated="16369"/>
        </table:table-row>
        <table:table-row table:style-name="ro1">
          <table:table-cell/>
          <table:table-cell table:style-name="ce3" office:value-type="string" calcext:value-type="string">
            <text:p>Ingresso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4" calcext:value-type="float">
            <text:p>0,4</text:p>
          </table:table-cell>
          <table:table-cell table:style-name="ce5" office:value-type="string" calcext:value-type="string">
            <text:p>-</text:p>
          </table:table-cell>
          <table:table-cell table:style-name="ce2"/>
          <table:table-cell/>
          <table:table-cell office:value-type="string" calcext:value-type="string">
            <text:p>A^-1</text:p>
          </table:table-cell>
          <table:table-cell table:number-matrix-columns-spanned="3" table:number-matrix-rows-spanned="3" table:formula="of:=MINVERSE([.J10:.L12])" office:value-type="float" office:value="1.11526386604874" calcext:value-type="float">
            <text:p>1,11526386604874</text:p>
          </table:table-cell>
          <table:table-cell office:value-type="float" office:value="0.26909851995814" calcext:value-type="float">
            <text:p>0,26909851995814</text:p>
          </table:table-cell>
          <table:table-cell office:value-type="float" office:value="0.678726267005531" calcext:value-type="float">
            <text:p>0,678726267005531</text:p>
          </table:table-cell>
          <table:table-cell table:number-columns-repeated="2"/>
          <table:table-cell office:value-type="float" office:value="0.185554861801201" calcext:value-type="float">
            <text:p>0,185554861801201</text:p>
          </table:table-cell>
          <table:table-cell table:number-columns-repeated="16369"/>
        </table:table-row>
        <table:table-row table:style-name="ro1">
          <table:table-cell/>
          <table:table-cell table:style-name="ce3" office:value-type="string" calcext:value-type="string">
            <text:p>Pesi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15" calcext:value-type="float">
            <text:p>0,15</text:p>
          </table:table-cell>
          <table:table-cell table:style-name="ce5" office:value-type="float" office:value="0.8" calcext:value-type="float">
            <text:p>0,8</text:p>
          </table:table-cell>
          <table:table-cell table:style-name="ce2"/>
          <table:table-cell table:number-columns-repeated="2"/>
          <table:table-cell office:value-type="float" office:value="0.140529227089251" calcext:value-type="float">
            <text:p>0,140529227089251</text:p>
          </table:table-cell>
          <table:table-cell office:value-type="float" office:value="1.10629391538347" calcext:value-type="float">
            <text:p>1,10629391538347</text:p>
          </table:table-cell>
          <table:table-cell office:value-type="float" office:value="0.568096875467185" calcext:value-type="float">
            <text:p>0,568096875467185</text:p>
          </table:table-cell>
          <table:table-cell table:number-columns-repeated="2"/>
          <table:table-cell office:value-type="float" office:value="0.217433362940033" calcext:value-type="float">
            <text:p>0,217433362940033</text:p>
          </table:table-cell>
          <table:table-cell table:number-columns-repeated="16369"/>
        </table:table-row>
        <table:table-row table:style-name="ro1">
          <table:table-cell/>
          <table:table-cell table:style-name="ce3" office:value-type="string" calcext:value-type="string">
            <text:p>Calistenichs</text:p>
          </table:table-cell>
          <table:table-cell table:style-name="ce5" office:value-type="float" office:value="0.15" calcext:value-type="float">
            <text:p>0,1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15" calcext:value-type="float">
            <text:p>0,15</text:p>
          </table:table-cell>
          <table:table-cell table:style-name="ce5" office:value-type="float" office:value="0.7" calcext:value-type="float">
            <text:p>0,7</text:p>
          </table:table-cell>
          <table:table-cell table:style-name="ce2"/>
          <table:table-cell table:number-columns-repeated="2"/>
          <table:table-cell office:value-type="float" office:value="0.188368963970698" calcext:value-type="float">
            <text:p>0,188368963970698</text:p>
          </table:table-cell>
          <table:table-cell office:value-type="float" office:value="0.206308865301241" calcext:value-type="float">
            <text:p>0,206308865301241</text:p>
          </table:table-cell>
          <table:table-cell office:value-type="float" office:value="1.18702347137091" calcext:value-type="float">
            <text:p>1,18702347137091</text:p>
          </table:table-cell>
          <table:table-cell table:number-columns-repeated="16372"/>
        </table:table-row>
        <table:table-row table:style-name="ro1">
          <table:table-cell/>
          <table:table-cell table:style-name="ce3" office:value-type="string" calcext:value-type="string">
            <text:p>Cardio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0.45" calcext:value-type="float">
            <text:p>0,4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.05" calcext:value-type="float">
            <text:p>0,05</text:p>
          </table:table-cell>
          <table:table-cell table:style-name="ce2"/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Spogliatoio</text:p>
          </table:table-cell>
          <table:table-cell table:number-columns-repeated="4" table:style-name="ce5" office:value-type="string" calcext:value-type="string">
            <text:p>-</text:p>
          </table:table-cell>
          <table:table-cell table:style-name="ce2"/>
          <table:table-cell table:number-columns-repeated="16377"/>
        </table:table-row>
        <table:table-row table:style-name="ro1">
          <table:table-cell table:number-columns-repeated="2"/>
          <table:table-cell table:style-name="ce4" table:number-columns-repeated="5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2.72" calcext:value-type="float">
            <text:p>2,72</text:p>
          </table:table-cell>
          <table:table-cell table:number-columns-repeated="2"/>
          <table:table-cell table:style-name="ce6" office:value-type="string" calcext:value-type="string">
            <text:p>Ts1</text:p>
          </table:table-cell>
          <table:table-cell table:style-name="ce6" office:value-type="float" office:value="75" calcext:value-type="float">
            <text:p>75</text:p>
          </table:table-cell>
          <table:table-cell/>
          <table:table-cell table:style-name="ce7" office:value-type="string" calcext:value-type="string">
            <text:p>Ts2</text:p>
          </table:table-cell>
          <table:table-cell table:style-name="ce7" office:value-type="float" office:value="90" calcext:value-type="float">
            <text:p>90</text:p>
          </table:table-cell>
          <table:table-cell/>
          <table:table-cell table:style-name="ce8" office:value-type="string" calcext:value-type="string">
            <text:p>Ts3</text:p>
          </table:table-cell>
          <table:table-cell table:style-name="ce8" office:value-type="float" office:value="35" calcext:value-type="float">
            <text:p>35</text:p>
          </table:table-cell>
          <table:table-cell/>
          <table:table-cell table:style-name="ce9" office:value-type="string" calcext:value-type="string">
            <text:p>Ts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ambda</text:p>
          </table:table-cell>
          <table:table-cell table:formula="of:=1/[.B22]" office:value-type="float" office:value="0.367647058823529" calcext:value-type="float">
            <text:p>0,367647058823529</text:p>
          </table:table-cell>
          <table:table-cell table:number-columns-repeated="2"/>
          <table:table-cell table:style-name="ce6" office:value-type="string" calcext:value-type="string">
            <text:p>mu1</text:p>
          </table:table-cell>
          <table:table-cell table:style-name="ce6" table:formula="of:=(1/[.F22])" office:value-type="float" office:value="0.0133333333333333" calcext:value-type="float">
            <text:p>0,0133333333333333</text:p>
          </table:table-cell>
          <table:table-cell/>
          <table:table-cell table:style-name="ce7" office:value-type="string" calcext:value-type="string">
            <text:p>mu2</text:p>
          </table:table-cell>
          <table:table-cell table:style-name="ce7" table:formula="of:=1/[.I22]" office:value-type="float" office:value="0.0111111111111111" calcext:value-type="float">
            <text:p>0,0111111111111111</text:p>
          </table:table-cell>
          <table:table-cell/>
          <table:table-cell table:style-name="ce8" office:value-type="string" calcext:value-type="string">
            <text:p>mu3</text:p>
          </table:table-cell>
          <table:table-cell table:style-name="ce8" table:formula="of:=1/[.L22]" office:value-type="float" office:value="0.0285714285714286" calcext:value-type="float">
            <text:p>0,0285714285714286</text:p>
          </table:table-cell>
          <table:table-cell/>
          <table:table-cell table:style-name="ce9" office:value-type="string" calcext:value-type="string">
            <text:p>mu4</text:p>
          </table:table-cell>
          <table:table-cell table:style-name="ce9" table:formula="of:=1/[.O22]" office:value-type="float" office:value="0.2" calcext:value-type="float">
            <text:p>0,2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style-name="ce6" office:value-type="string" calcext:value-type="string">
            <text:p>lambda1</text:p>
          </table:table-cell>
          <table:table-cell table:style-name="ce6" table:formula="of:=[.O14]" office:value-type="float" office:value="0.283608734269609" calcext:value-type="float">
            <text:p>0,283608734269609</text:p>
          </table:table-cell>
          <table:table-cell/>
          <table:table-cell table:style-name="ce7" office:value-type="string" calcext:value-type="string">
            <text:p>lambda2</text:p>
          </table:table-cell>
          <table:table-cell table:style-name="ce7" table:formula="of:=[.O15]" office:value-type="float" office:value="0.185554861801201" calcext:value-type="float">
            <text:p>0,185554861801201</text:p>
          </table:table-cell>
          <table:table-cell/>
          <table:table-cell table:style-name="ce8" office:value-type="string" calcext:value-type="string">
            <text:p>lambda3</text:p>
          </table:table-cell>
          <table:table-cell table:style-name="ce8" table:formula="of:=[.O16]" office:value-type="float" office:value="0.217433362940033" calcext:value-type="float">
            <text:p>0,217433362940033</text:p>
          </table:table-cell>
          <table:table-cell/>
          <table:table-cell table:style-name="ce9" office:value-type="string" calcext:value-type="string">
            <text:p>lambda4</text:p>
          </table:table-cell>
          <table:table-cell table:style-name="ce9" table:formula="of:=([.F24]*[.F16])+([.I24]*[.F17])+([.L24]*[.F18])" office:value-type="float" office:value="0.367647058823529" calcext:value-type="float">
            <text:p>0,367647058823529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style-name="ce6" office:value-type="string" calcext:value-type="string">
            <text:p>ro1</text:p>
          </table:table-cell>
          <table:table-cell table:style-name="ce6" table:formula="of:=[.F24]/(30*[.F23])" office:value-type="float" office:value="0.709021835674023" calcext:value-type="float">
            <text:p>0,709021835674023</text:p>
          </table:table-cell>
          <table:table-cell/>
          <table:table-cell table:style-name="ce7" office:value-type="string" calcext:value-type="string">
            <text:p>ro2</text:p>
          </table:table-cell>
          <table:table-cell table:style-name="ce7" table:formula="of:=[.I24]/[.I23]" office:value-type="float" office:value="16.6999375621081" calcext:value-type="float">
            <text:p>16,6999375621081</text:p>
          </table:table-cell>
          <table:table-cell/>
          <table:table-cell table:style-name="ce8" office:value-type="string" calcext:value-type="string">
            <text:p>ro3</text:p>
          </table:table-cell>
          <table:table-cell table:style-name="ce8" table:formula="of:=[.L24]/(15*[.L23])" office:value-type="float" office:value="0.507344513526744" calcext:value-type="float">
            <text:p>0,507344513526744</text:p>
          </table:table-cell>
          <table:table-cell/>
          <table:table-cell table:style-name="ce9" office:value-type="string" calcext:value-type="string">
            <text:p>ro4</text:p>
          </table:table-cell>
          <table:table-cell table:style-name="ce9" table:formula="of:=[.O24]/[.O23]" office:value-type="float" office:value="1.83823529411765" calcext:value-type="float">
            <text:p>1,83823529411765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style-name="ce6" office:value-type="string" calcext:value-type="string">
            <text:p>ro1*</text:p>
          </table:table-cell>
          <table:table-cell table:style-name="ce6" table:formula="of:=[.F24]/(50*[.F23])" office:value-type="float" office:value="0.425413101404414" calcext:value-type="float">
            <text:p>0,425413101404414</text:p>
          </table:table-cell>
          <table:table-cell/>
          <table:table-cell table:style-name="ce7" table:number-columns-repeated="2"/>
          <table:table-cell/>
          <table:table-cell table:style-name="ce8" office:value-type="string" calcext:value-type="string">
            <text:p>ro3*</text:p>
          </table:table-cell>
          <table:table-cell table:style-name="ce8" office:value-type="float" office:value="0.325825497485239" calcext:value-type="float">
            <text:p>0,325825497485239</text:p>
          </table:table-cell>
          <table:table-cell/>
          <table:table-cell table:style-name="ce9" table:number-columns-repeated="2"/>
          <table:table-cell table:number-columns-repeated="16369"/>
        </table:table-row>
        <table:table-row table:style-name="ro1" table:number-rows-repeated="5">
          <table:table-cell table:number-columns-repeated="4"/>
          <table:table-cell table:style-name="ce6" table:number-columns-repeated="2"/>
          <table:table-cell/>
          <table:table-cell table:style-name="ce7" table:number-columns-repeated="2"/>
          <table:table-cell/>
          <table:table-cell table:style-name="ce8" table:number-columns-repeated="2"/>
          <table:table-cell/>
          <table:table-cell table:style-name="ce9" table:number-columns-repeated="2"/>
          <table:table-cell table:number-columns-repeated="16369"/>
        </table:table-row>
        <table:table-row table:style-name="ro2" table:number-rows-repeated="104854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glio2" table:style-name="ta1">
        <table:shapes>
          <draw:frame draw:z-index="0" draw:name="Grafico 1" draw:style-name="gr1" svg:width="15.999cm" svg:height="8.999cm" svg:x="4.717cm" svg:y="10.41cm">
            <draw:object draw:notify-on-update-of-ranges="Foglio2.A14:Foglio2.A15 Foglio2.B14:Foglio2.B15 Foglio2.C14:Foglio2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fico 2" draw:style-name="gr1" svg:width="15.981cm" svg:height="9.028cm" svg:x="23.812cm" svg:y="10.38cm">
            <draw:object draw:notify-on-update-of-ranges="Foglio2.S14:Foglio2.S15 Foglio2.T14:Foglio2.T15 Foglio2.U14:Foglio2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 table:number-rows-repeated="2">
          <table:table-cell table:number-columns-repeated="16384"/>
        </table:table-row>
        <table:table-row table:style-name="ro3">
          <table:table-cell table:style-name="ce10"/>
          <table:table-cell table:style-name="ce11" office:value-type="string" calcext:value-type="string">
            <text:p>M/M/30</text:p>
          </table:table-cell>
          <table:table-cell table:style-name="ce10"/>
          <table:table-cell table:number-columns-repeated="7"/>
          <table:table-cell table:style-name="ce10"/>
          <table:table-cell table:style-name="ce11" office:value-type="string" calcext:value-type="string">
            <text:p>M/M/<text:span text:style-name="T1">∞</text:span></text:p>
          </table:table-cell>
          <table:table-cell table:style-name="ce10"/>
          <table:table-cell table:number-columns-repeated="5"/>
          <table:table-cell table:style-name="ce10"/>
          <table:table-cell table:style-name="ce11" office:value-type="string" calcext:value-type="string">
            <text:p>M/M/15</text:p>
          </table:table-cell>
          <table:table-cell table:style-name="ce10"/>
          <table:table-cell table:number-columns-repeated="7"/>
          <table:table-cell table:style-name="ce10"/>
          <table:table-cell table:style-name="ce11" office:value-type="string" calcext:value-type="string">
            <text:p>M/M/<text:span text:style-name="T1">∞</text:span></text:p>
          </table:table-cell>
          <table:table-cell table:style-name="ce10"/>
          <table:table-cell table:number-columns-repeated="16353"/>
        </table:table-row>
        <table:table-row table:style-name="ro4">
          <table:table-cell table:style-name="ce12"/>
          <table:table-cell table:style-name="ce13" office:value-type="string" calcext:value-type="string">
            <text:p>Pesi</text:p>
          </table:table-cell>
          <table:table-cell table:style-name="ce12"/>
          <table:table-cell table:number-columns-repeated="7"/>
          <table:table-cell table:style-name="ce13"/>
          <table:table-cell table:style-name="ce13" office:value-type="string" calcext:value-type="string">
            <text:p>Calistenics</text:p>
          </table:table-cell>
          <table:table-cell table:style-name="ce13"/>
          <table:table-cell table:number-columns-repeated="5"/>
          <table:table-cell table:style-name="ce13"/>
          <table:table-cell table:style-name="ce13" office:value-type="string" calcext:value-type="string">
            <text:p>Cardio</text:p>
          </table:table-cell>
          <table:table-cell table:style-name="ce13"/>
          <table:table-cell table:number-columns-repeated="7"/>
          <table:table-cell table:style-name="ce13"/>
          <table:table-cell table:style-name="ce13" office:value-type="string" calcext:value-type="string">
            <text:p>Spogliatio</text:p>
          </table:table-cell>
          <table:table-cell table:style-name="ce13"/>
          <table:table-cell table:number-columns-repeated="16353"/>
        </table:table-row>
        <table:table-row table:style-name="ro1">
          <table:table-cell/>
          <table:table-cell table:style-name="ce14" office:value-type="string" calcext:value-type="string">
            <text:p>Teorico</text:p>
          </table:table-cell>
          <table:table-cell table:style-name="ce14" office:value-type="string" calcext:value-type="string">
            <text:p>Simulato</text:p>
          </table:table-cell>
          <table:table-cell table:style-name="ce14" office:value-type="string" calcext:value-type="string">
            <text:p>Half Widt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alf Width 90%</text:p>
          </table:table-cell>
          <table:table-cell table:number-columns-repeated="5"/>
          <table:table-cell table:style-name="ce14" office:value-type="string" calcext:value-type="string">
            <text:p>Teorico</text:p>
          </table:table-cell>
          <table:table-cell table:style-name="ce14" office:value-type="string" calcext:value-type="string">
            <text:p>Simulato</text:p>
          </table:table-cell>
          <table:table-cell table:style-name="ce14" office:value-type="string" calcext:value-type="string">
            <text:p>Half Width</text:p>
          </table:table-cell>
          <table:table-cell table:number-columns-repeated="5"/>
          <table:table-cell table:style-name="ce14" office:value-type="string" calcext:value-type="string">
            <text:p>Teorico</text:p>
          </table:table-cell>
          <table:table-cell table:style-name="ce14" office:value-type="string" calcext:value-type="string">
            <text:p>Simulato</text:p>
          </table:table-cell>
          <table:table-cell table:style-name="ce14" office:value-type="string" calcext:value-type="string">
            <text:p>Half Widt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alf Width 90%</text:p>
          </table:table-cell>
          <table:table-cell table:number-columns-repeated="5"/>
          <table:table-cell table:style-name="ce14" office:value-type="string" calcext:value-type="string">
            <text:p>Teorico</text:p>
          </table:table-cell>
          <table:table-cell table:style-name="ce14" office:value-type="string" calcext:value-type="string">
            <text:p>Simulato</text:p>
          </table:table-cell>
          <table:table-cell table:style-name="ce14" office:value-type="string" calcext:value-type="string">
            <text:p>Half Width</text:p>
          </table:table-cell>
          <table:table-cell table:number-columns-repeated="16352"/>
        </table:table-row>
        <table:table-row table:style-name="ro1">
          <table:table-cell table:style-name="ce15" office:value-type="string" calcext:value-type="string">
            <text:p>Ts</text:p>
          </table:table-cell>
          <table:table-cell table:formula="of:=[Foglio1.F22]" office:value-type="float" office:value="75" calcext:value-type="float">
            <text:p>75</text:p>
          </table:table-cell>
          <table:table-cell table:number-columns-repeated="8"/>
          <table:table-cell table:style-name="ce15" office:value-type="string" calcext:value-type="string">
            <text:p>Ts</text:p>
          </table:table-cell>
          <table:table-cell table:formula="of:=[Foglio1.I22]" office:value-type="float" office:value="90" calcext:value-type="float">
            <text:p>90</text:p>
          </table:table-cell>
          <table:table-cell table:number-columns-repeated="6"/>
          <table:table-cell table:style-name="ce15" office:value-type="string" calcext:value-type="string">
            <text:p>Ts</text:p>
          </table:table-cell>
          <table:table-cell table:formula="of:=[Foglio1.L22]" office:value-type="float" office:value="35" calcext:value-type="float">
            <text:p>35</text:p>
          </table:table-cell>
          <table:table-cell table:number-columns-repeated="8"/>
          <table:table-cell office:value-type="string" calcext:value-type="string">
            <text:p>Ts</text:p>
          </table:table-cell>
          <table:table-cell table:formula="of:=[Foglio1.O22]" office:value-type="float" office:value="5" calcext:value-type="float">
            <text:p>5</text:p>
          </table:table-cell>
          <table:table-cell table:number-columns-repeated="16354"/>
        </table:table-row>
        <table:table-row table:style-name="ro1">
          <table:table-cell table:style-name="ce15" office:value-type="string" calcext:value-type="string">
            <text:p>mu</text:p>
          </table:table-cell>
          <table:table-cell table:formula="of:=[Foglio1.F23]" office:value-type="float" office:value="0.0133333333333333" calcext:value-type="float">
            <text:p>0,0133333333333333</text:p>
          </table:table-cell>
          <table:table-cell table:number-columns-repeated="8"/>
          <table:table-cell table:style-name="ce15" office:value-type="string" calcext:value-type="string">
            <text:p>mu</text:p>
          </table:table-cell>
          <table:table-cell table:formula="of:=[Foglio1.I23]" office:value-type="float" office:value="0.0111111111111111" calcext:value-type="float">
            <text:p>0,0111111111111111</text:p>
          </table:table-cell>
          <table:table-cell table:number-columns-repeated="6"/>
          <table:table-cell table:style-name="ce15" office:value-type="string" calcext:value-type="string">
            <text:p>mu</text:p>
          </table:table-cell>
          <table:table-cell table:formula="of:=[Foglio1.L23]" office:value-type="float" office:value="0.0285714285714286" calcext:value-type="float">
            <text:p>0,0285714285714286</text:p>
          </table:table-cell>
          <table:table-cell table:number-columns-repeated="8"/>
          <table:table-cell office:value-type="string" calcext:value-type="string">
            <text:p>mu</text:p>
          </table:table-cell>
          <table:table-cell table:formula="of:=[Foglio1.O23]" office:value-type="float" office:value="0.2" calcext:value-type="float">
            <text:p>0,2</text:p>
          </table:table-cell>
          <table:table-cell table:number-columns-repeated="16354"/>
        </table:table-row>
        <table:table-row table:style-name="ro1">
          <table:table-cell table:style-name="ce15" office:value-type="string" calcext:value-type="string">
            <text:p>lambda</text:p>
          </table:table-cell>
          <table:table-cell table:formula="of:=[Foglio1.F24]" office:value-type="float" office:value="0.283608734269609" calcext:value-type="float">
            <text:p>0,283608734269609</text:p>
          </table:table-cell>
          <table:table-cell table:number-columns-repeated="8"/>
          <table:table-cell table:style-name="ce15" office:value-type="string" calcext:value-type="string">
            <text:p>lambda</text:p>
          </table:table-cell>
          <table:table-cell table:formula="of:=[Foglio1.I24]" office:value-type="float" office:value="0.185554861801201" calcext:value-type="float">
            <text:p>0,185554861801201</text:p>
          </table:table-cell>
          <table:table-cell table:number-columns-repeated="6"/>
          <table:table-cell table:style-name="ce15" office:value-type="string" calcext:value-type="string">
            <text:p>lambda</text:p>
          </table:table-cell>
          <table:table-cell table:formula="of:=[Foglio1.L24]" office:value-type="float" office:value="0.217433362940033" calcext:value-type="float">
            <text:p>0,217433362940033</text:p>
          </table:table-cell>
          <table:table-cell table:number-columns-repeated="8"/>
          <table:table-cell office:value-type="string" calcext:value-type="string">
            <text:p>lambda</text:p>
          </table:table-cell>
          <table:table-cell table:formula="of:=[Foglio1.O24]" office:value-type="float" office:value="0.367647058823529" calcext:value-type="float">
            <text:p>0,367647058823529</text:p>
          </table:table-cell>
          <table:table-cell table:number-columns-repeated="16354"/>
        </table:table-row>
        <table:table-row table:style-name="ro1">
          <table:table-cell table:style-name="ce9" office:value-type="string" calcext:value-type="string">
            <text:p>ro</text:p>
          </table:table-cell>
          <table:table-cell table:style-name="ce41" table:formula="of:=[Foglio1.F25]" office:value-type="float" office:value="0.709021835674023" calcext:value-type="float">
            <text:p>0,709021835674023</text:p>
          </table:table-cell>
          <table:table-cell office:value-type="float" office:value="0.7101" calcext:value-type="float">
            <text:p>0,7101</text:p>
          </table:table-cell>
          <table:table-cell office:value-type="float" office:value="0.02" calcext:value-type="float">
            <text:p>0,02</text:p>
          </table:table-cell>
          <table:table-cell table:formula="of:=(1/1.96) * SQRT(100) * [.D9]" office:value-type="float" office:value="0.102040816326531" calcext:value-type="float">
            <text:p>0,102040816326531</text:p>
          </table:table-cell>
          <table:table-cell table:style-name="ce16" table:formula="of:=1.645 * ([.E9]/SQRT(100))" office:value-type="float" office:value="0.0167857142857143" calcext:value-type="float">
            <text:p>0,0167857142857143</text:p>
          </table:table-cell>
          <table:table-cell table:number-columns-repeated="4"/>
          <table:table-cell table:style-name="ce9" office:value-type="string" calcext:value-type="string">
            <text:p>ro</text:p>
          </table:table-cell>
          <table:table-cell table:formula="of:=[Foglio1.I25]" office:value-type="float" office:value="16.6999375621081" calcext:value-type="float">
            <text:p>16,6999375621081</text:p>
          </table:table-cell>
          <table:table-cell table:number-columns-repeated="6"/>
          <table:table-cell table:style-name="ce9" office:value-type="string" calcext:value-type="string">
            <text:p>ro</text:p>
          </table:table-cell>
          <table:table-cell table:style-name="ce41" table:formula="of:=[Foglio1.L25]" office:value-type="float" office:value="0.507344513526744" calcext:value-type="float">
            <text:p>0,507344513526744</text:p>
          </table:table-cell>
          <table:table-cell office:value-type="float" office:value="0.5942" calcext:value-type="float">
            <text:p>0,5942</text:p>
          </table:table-cell>
          <table:table-cell office:value-type="float" office:value="0.02" calcext:value-type="float">
            <text:p>0,02</text:p>
          </table:table-cell>
          <table:table-cell table:formula="of:=(1/1.96) * SQRT(100) * [.V9]" office:value-type="float" office:value="0.102040816326531" calcext:value-type="float">
            <text:p>0,102040816326531</text:p>
          </table:table-cell>
          <table:table-cell table:style-name="ce16" table:formula="of:=1.645 * ([.W9]/SQRT(100))" office:value-type="float" office:value="0.0167857142857143" calcext:value-type="float">
            <text:p>0,0167857142857143</text:p>
          </table:table-cell>
          <table:table-cell table:number-columns-repeated="4"/>
          <table:table-cell table:style-name="ce9" office:value-type="string" calcext:value-type="string">
            <text:p>ro</text:p>
          </table:table-cell>
          <table:table-cell table:formula="of:=[Foglio1.O25]" office:value-type="float" office:value="1.83823529411765" calcext:value-type="float">
            <text:p>1,83823529411765</text:p>
          </table:table-cell>
          <table:table-cell table:number-columns-repeated="16354"/>
        </table:table-row>
        <table:table-row table:style-name="ro1">
          <table:table-cell table:style-name="ce17" office:value-type="string" calcext:value-type="string">
            <text:p>Pi_0</text:p>
          </table:table-cell>
          <table:table-cell table:formula="of:=([.D19]+(([.B17]*[.B9])^[.B17])/FACT([.B17])*(1/(1-[.B9])))^-1" office:value-type="float" office:value="0.000000000573722565753505" calcext:value-type="float">
            <text:p>5,73722565753505E-10</text:p>
          </table:table-cell>
          <table:table-cell table:number-columns-repeated="3"/>
          <table:table-cell table:style-name="ce16"/>
          <table:table-cell table:number-columns-repeated="12"/>
          <table:table-cell table:style-name="ce17" office:value-type="string" calcext:value-type="string">
            <text:p>Pi_0</text:p>
          </table:table-cell>
          <table:table-cell table:formula="of:=([.V19]+(([.T17]*[.T9])^[.T17])/FACT([.T17])*(1/(1-[.T9])))^-1" office:value-type="float" office:value="0.000494784195681503" calcext:value-type="float">
            <text:p>0,000494784195681503</text:p>
          </table:table-cell>
          <table:table-cell table:number-columns-repeated="3"/>
          <table:table-cell table:style-name="ce16"/>
          <table:table-cell table:number-columns-repeated="16360"/>
        </table:table-row>
        <table:table-row table:style-name="ro1">
          <table:table-cell table:style-name="ce17" office:value-type="string" calcext:value-type="string">
            <text:p>Pi_30</text:p>
          </table:table-cell>
          <table:table-cell table:formula="of:=((([.B17]*[.B9])^[.B17])/FACT([.B17]))*[.B10]" office:value-type="float" office:value="0.0147389928440464" calcext:value-type="float">
            <text:p>0,0147389928440464</text:p>
          </table:table-cell>
          <table:table-cell table:number-columns-repeated="3"/>
          <table:table-cell table:style-name="ce16"/>
          <table:table-cell table:number-columns-repeated="4"/>
          <table:table-cell table:style-name="ce18" office:value-type="string" calcext:value-type="string">
            <text:p>N</text:p>
          </table:table-cell>
          <table:table-cell table:formula="of:=[.L9]" office:value-type="float" office:value="16.6999375621081" calcext:value-type="float">
            <text:p>16,6999375621081</text:p>
          </table:table-cell>
          <table:table-cell table:number-columns-repeated="6"/>
          <table:table-cell table:style-name="ce17" office:value-type="string" calcext:value-type="string">
            <text:p>Pi_30</text:p>
          </table:table-cell>
          <table:table-cell table:formula="of:=((([.T17]*[.T9])^[.T17])/FACT([.T17]))*[.T10]" office:value-type="float" office:value="0.00629259262893626" calcext:value-type="float">
            <text:p>0,00629259262893626</text:p>
          </table:table-cell>
          <table:table-cell table:number-columns-repeated="3"/>
          <table:table-cell table:style-name="ce16"/>
          <table:table-cell table:number-columns-repeated="4"/>
          <table:table-cell table:style-name="ce18" office:value-type="string" calcext:value-type="string">
            <text:p>N</text:p>
          </table:table-cell>
          <table:table-cell table:formula="of:=[.AD9]" office:value-type="float" office:value="1.83823529411765" calcext:value-type="float">
            <text:p>1,83823529411765</text:p>
          </table:table-cell>
          <table:table-cell table:number-columns-repeated="16354"/>
        </table:table-row>
        <table:table-row table:style-name="ro1">
          <table:table-cell table:style-name="ce18" office:value-type="string" calcext:value-type="string">
            <text:p>N</text:p>
          </table:table-cell>
          <table:table-cell table:formula="of:=[.B17]*[.B9]+([.B11]*([.B9]/(1-[.B9])^2))" office:value-type="float" office:value="21.3940810600604" calcext:value-type="float">
            <text:p>21,3940810600604</text:p>
          </table:table-cell>
          <table:table-cell table:number-columns-repeated="3"/>
          <table:table-cell table:style-name="ce16"/>
          <table:table-cell table:number-columns-repeated="4"/>
          <table:table-cell table:style-name="ce18" office:value-type="string" calcext:value-type="string">
            <text:p>R</text:p>
          </table:table-cell>
          <table:table-cell table:formula="of:=1/[.L7]" office:value-type="float" office:value="90.0000000000001" calcext:value-type="float">
            <text:p>90,0000000000001</text:p>
          </table:table-cell>
          <table:table-cell table:number-columns-repeated="6"/>
          <table:table-cell table:style-name="ce18" office:value-type="string" calcext:value-type="string">
            <text:p>N</text:p>
          </table:table-cell>
          <table:table-cell table:formula="of:=[.T17]*[.T9]+([.T11]*([.T9]/(1-[.T9])^2))" office:value-type="float" office:value="7.62332134249327" calcext:value-type="float">
            <text:p>7,62332134249327</text:p>
          </table:table-cell>
          <table:table-cell table:number-columns-repeated="3"/>
          <table:table-cell table:style-name="ce16"/>
          <table:table-cell table:number-columns-repeated="4"/>
          <table:table-cell table:style-name="ce18" office:value-type="string" calcext:value-type="string">
            <text:p>R</text:p>
          </table:table-cell>
          <table:table-cell table:formula="of:=[.AD6]" office:value-type="float" office:value="5" calcext:value-type="float">
            <text:p>5</text:p>
          </table:table-cell>
          <table:table-cell table:number-columns-repeated="16354"/>
        </table:table-row>
        <table:table-row table:style-name="ro1">
          <table:table-cell table:style-name="ce18" office:value-type="string" calcext:value-type="string">
            <text:p>R</text:p>
          </table:table-cell>
          <table:table-cell table:formula="of:=[.B12]/[.B8]" office:value-type="float" office:value="75.4351981265938" calcext:value-type="float">
            <text:p>75,4351981265938</text:p>
          </table:table-cell>
          <table:table-cell table:number-columns-repeated="3"/>
          <table:table-cell table:style-name="ce16"/>
          <table:table-cell table:number-columns-repeated="12"/>
          <table:table-cell table:style-name="ce18" office:value-type="string" calcext:value-type="string">
            <text:p>R</text:p>
          </table:table-cell>
          <table:table-cell table:formula="of:=[.T12]/[.T8]" office:value-type="float" office:value="35.0604950381774" calcext:value-type="float">
            <text:p>35,0604950381774</text:p>
          </table:table-cell>
          <table:table-cell table:number-columns-repeated="3"/>
          <table:table-cell table:style-name="ce16"/>
          <table:table-cell table:number-columns-repeated="16360"/>
        </table:table-row>
        <table:table-row table:style-name="ro1">
          <table:table-cell table:style-name="ce18" office:value-type="string" calcext:value-type="string">
            <text:p>W</text:p>
          </table:table-cell>
          <table:table-cell table:style-name="ce41" table:formula="of:=[.B11]*([.B9]/(1-[.B9])^2)" office:value-type="float" office:value="0.123425989839714" calcext:value-type="float">
            <text:p>0,123425989839714</text:p>
          </table:table-cell>
          <table:table-cell office:value-type="float" office:value="0.3089" calcext:value-type="float">
            <text:p>0,3089</text:p>
          </table:table-cell>
          <table:table-cell office:value-type="float" office:value="0.14" calcext:value-type="float">
            <text:p>0,14</text:p>
          </table:table-cell>
          <table:table-cell table:formula="of:=(1/1.96) * SQRT(100) * [.D14]" office:value-type="float" office:value="0.714285714285714" calcext:value-type="float">
            <text:p>0,714285714285714</text:p>
          </table:table-cell>
          <table:table-cell table:style-name="ce16" table:formula="of:=1.645 * ([.E14]/SQRT(100))" office:value-type="float" office:value="0.1175" calcext:value-type="float">
            <text:p>0,1175</text:p>
          </table:table-cell>
          <table:table-cell table:number-columns-repeated="12"/>
          <table:table-cell table:style-name="ce18" office:value-type="string" calcext:value-type="string">
            <text:p>W</text:p>
          </table:table-cell>
          <table:table-cell table:style-name="ce41" table:formula="of:=[.T11]*([.T9]/(1-[.T9])^2)" office:value-type="float" office:value="0.0131536395921008" calcext:value-type="float">
            <text:p>0,0131536395921008</text:p>
          </table:table-cell>
          <table:table-cell office:value-type="float" office:value="0.04875" calcext:value-type="float">
            <text:p>0,04875</text:p>
          </table:table-cell>
          <table:table-cell office:value-type="float" office:value="0.03" calcext:value-type="float">
            <text:p>0,03</text:p>
          </table:table-cell>
          <table:table-cell table:formula="of:=(1/1.96) * SQRT(100) * [.V14]" office:value-type="float" office:value="0.153061224489796" calcext:value-type="float">
            <text:p>0,153061224489796</text:p>
          </table:table-cell>
          <table:table-cell table:style-name="ce16" table:formula="of:=1.645 * ([.W14]/SQRT(100))" office:value-type="float" office:value="0.0251785714285714" calcext:value-type="float">
            <text:p>0,0251785714285714</text:p>
          </table:table-cell>
          <table:table-cell table:number-columns-repeated="16360"/>
        </table:table-row>
        <table:table-row table:style-name="ro1">
          <table:table-cell table:style-name="ce18" office:value-type="string" calcext:value-type="string">
            <text:p>Tw</text:p>
          </table:table-cell>
          <table:table-cell table:style-name="ce41" table:formula="of:=[.B11]/([.B17]*[.B7]*(1-[.B9])^2)" office:value-type="float" office:value="0.435198126593594" calcext:value-type="float">
            <text:p>0,435198126593594</text:p>
          </table:table-cell>
          <table:table-cell office:value-type="float" office:value="0.7435" calcext:value-type="float">
            <text:p>0,7435</text:p>
          </table:table-cell>
          <table:table-cell office:value-type="float" office:value="0.32" calcext:value-type="float">
            <text:p>0,32</text:p>
          </table:table-cell>
          <table:table-cell table:formula="of:=(1/1.96) * SQRT(100) * [.D15]" office:value-type="float" office:value="1.63265306122449" calcext:value-type="float">
            <text:p>1,63265306122449</text:p>
          </table:table-cell>
          <table:table-cell table:style-name="ce16" table:formula="of:=1.645 * ([.E15]/SQRT(100))" office:value-type="float" office:value="0.268571428571429" calcext:value-type="float">
            <text:p>0,268571428571429</text:p>
          </table:table-cell>
          <table:table-cell table:number-columns-repeated="12"/>
          <table:table-cell table:style-name="ce18" office:value-type="string" calcext:value-type="string">
            <text:p>Tw</text:p>
          </table:table-cell>
          <table:table-cell table:style-name="ce41" table:formula="of:=[.T11]/([.T17]*[.T7]*(1-[.T9])^2)" office:value-type="float" office:value="0.0604950381774137" calcext:value-type="float">
            <text:p>0,0604950381774137</text:p>
          </table:table-cell>
          <table:table-cell office:value-type="float" office:value="0.1615" calcext:value-type="float">
            <text:p>0,1615</text:p>
          </table:table-cell>
          <table:table-cell office:value-type="float" office:value="0.09" calcext:value-type="float">
            <text:p>0,09</text:p>
          </table:table-cell>
          <table:table-cell table:formula="of:=(1/1.96) * SQRT(100) * [.V15]" office:value-type="float" office:value="0.459183673469388" calcext:value-type="float">
            <text:p>0,459183673469388</text:p>
          </table:table-cell>
          <table:table-cell table:style-name="ce16" table:formula="of:=1.645 * ([.W15]/SQRT(100))" office:value-type="float" office:value="0.0755357142857143" calcext:value-type="float">
            <text:p>0,0755357142857143</text:p>
          </table:table-cell>
          <table:table-cell table:number-columns-repeated="16360"/>
        </table:table-row>
        <table:table-row table:style-name="ro1">
          <table:table-cell table:style-name="ce19" table:number-columns-repeated="2"/>
          <table:table-cell table:number-columns-repeated="16"/>
          <table:table-cell table:style-name="ce19" table:number-columns-repeated="2"/>
          <table:table-cell table:number-columns-repeated="16364"/>
        </table:table-row>
        <table:table-row table:style-name="ro1">
          <table:table-cell table:style-name="ce17"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table:number-columns-repeated="16"/>
          <table:table-cell table:style-name="ce17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6364"/>
        </table:table-row>
        <table:table-row table:style-name="ro1">
          <table:table-cell table:style-name="ce19"/>
          <table:table-cell table:style-name="ce17" office:value-type="string" calcext:value-type="string">
            <text:p>pi_sum</text:p>
          </table:table-cell>
          <table:table-cell table:number-columns-repeated="17"/>
          <table:table-cell table:style-name="ce17"/>
          <table:table-cell table:number-columns-repeated="16364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(([.$B$17]*[.$B$9])^[.A19])/(FACT([.A19]))" office:value-type="float" office:value="1" calcext:value-type="float">
            <text:p>1</text:p>
          </table:table-cell>
          <table:table-cell/>
          <table:table-cell table:formula="of:=SUM([.B19:.B48])" office:value-type="float" office:value="1654713960.84176" calcext:value-type="float">
            <text:p>1654713960,84176</text:p>
          </table:table-cell>
          <table:table-cell/>
          <table:table-cell table:style-name="ce19" table:number-columns-repeated="2"/>
          <table:table-cell/>
          <table:table-cell table:style-name="ce19"/>
          <table:table-cell table:number-columns-repeated="9"/>
          <table:table-cell table:formula="of:=0" office:value-type="float" office:value="0" calcext:value-type="float">
            <text:p>0</text:p>
          </table:table-cell>
          <table:table-cell table:formula="of:=(([.$T$17]*[.$T$9])^[.S19])/(FACT([.S19]))" office:value-type="float" office:value="1" calcext:value-type="float">
            <text:p>1</text:p>
          </table:table-cell>
          <table:table-cell/>
          <table:table-cell table:formula="of:=SUM([.T19:.T33])" office:value-type="float" office:value="1995.26824679423" calcext:value-type="float">
            <text:p>1995,26824679423</text:p>
          </table:table-cell>
          <table:table-cell table:number-columns-repeated="16362"/>
        </table:table-row>
        <table:table-row table:style-name="ro1">
          <table:table-cell table:formula="of:=[.A19]+1" office:value-type="float" office:value="1" calcext:value-type="float">
            <text:p>1</text:p>
          </table:table-cell>
          <table:table-cell table:formula="of:=(([.$B$17]*[.$B$9])^[.A20])/(FACT([.A20]))" office:value-type="float" office:value="21.2706550702207" calcext:value-type="float">
            <text:p>21,2706550702207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19]+1" office:value-type="float" office:value="1" calcext:value-type="float">
            <text:p>1</text:p>
          </table:table-cell>
          <table:table-cell table:formula="of:=(([.$T$17]*[.$T$9])^[.S20])/(FACT([.S20]))" office:value-type="float" office:value="7.61016770290116" calcext:value-type="float">
            <text:p>7,61016770290116</text:p>
          </table:table-cell>
          <table:table-cell table:number-columns-repeated="16364"/>
        </table:table-row>
        <table:table-row table:style-name="ro1">
          <table:table-cell table:formula="of:=[.A20]+1" office:value-type="float" office:value="2" calcext:value-type="float">
            <text:p>2</text:p>
          </table:table-cell>
          <table:table-cell table:formula="of:=(([.$B$17]*[.$B$9])^[.A21])/(FACT([.A21]))" office:value-type="float" office:value="226.220383558153" calcext:value-type="float">
            <text:p>226,220383558153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0]+1" office:value-type="float" office:value="2" calcext:value-type="float">
            <text:p>2</text:p>
          </table:table-cell>
          <table:table-cell table:formula="of:=(([.$T$17]*[.$T$9])^[.S21])/(FACT([.S21]))" office:value-type="float" office:value="28.95732623314" calcext:value-type="float">
            <text:p>28,95732623314</text:p>
          </table:table-cell>
          <table:table-cell table:number-columns-repeated="16364"/>
        </table:table-row>
        <table:table-row table:style-name="ro1">
          <table:table-cell table:formula="of:=[.A21]+1" office:value-type="float" office:value="3" calcext:value-type="float">
            <text:p>3</text:p>
          </table:table-cell>
          <table:table-cell table:formula="of:=(([.$B$17]*[.$B$9])^[.A22])/(FACT([.A22]))" office:value-type="float" office:value="1603.95191617283" calcext:value-type="float">
            <text:p>1603,95191617283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1]+1" office:value-type="float" office:value="3" calcext:value-type="float">
            <text:p>3</text:p>
          </table:table-cell>
          <table:table-cell table:formula="of:=(([.$T$17]*[.$T$9])^[.S22])/(FACT([.S22]))" office:value-type="float" office:value="73.4567029539382" calcext:value-type="float">
            <text:p>73,4567029539382</text:p>
          </table:table-cell>
          <table:table-cell table:number-columns-repeated="16364"/>
        </table:table-row>
        <table:table-row table:style-name="ro1">
          <table:table-cell table:formula="of:=[.A22]+1" office:value-type="float" office:value="4" calcext:value-type="float">
            <text:p>4</text:p>
          </table:table-cell>
          <table:table-cell table:formula="of:=(([.$B$17]*[.$B$9])^[.A23])/(FACT([.A23]))" office:value-type="float" office:value="8529.27698953296" calcext:value-type="float">
            <text:p>8529,27698953296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2]+1" office:value-type="float" office:value="4" calcext:value-type="float">
            <text:p>4</text:p>
          </table:table-cell>
          <table:table-cell table:formula="of:=(([.$T$17]*[.$T$9])^[.S23])/(FACT([.S23]))" office:value-type="float" office:value="139.754457095416" calcext:value-type="float">
            <text:p>139,754457095416</text:p>
          </table:table-cell>
          <table:table-cell table:number-columns-repeated="16364"/>
        </table:table-row>
        <table:table-row table:style-name="ro1">
          <table:table-cell table:formula="of:=[.A23]+1" office:value-type="float" office:value="5" calcext:value-type="float">
            <text:p>5</text:p>
          </table:table-cell>
          <table:table-cell table:formula="of:=(([.$B$17]*[.$B$9])^[.A24])/(FACT([.A24]))" office:value-type="float" office:value="36284.6617685452" calcext:value-type="float">
            <text:p>36284,6617685452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3]+1" office:value-type="float" office:value="5" calcext:value-type="float">
            <text:p>5</text:p>
          </table:table-cell>
          <table:table-cell table:formula="of:=(([.$T$17]*[.$T$9])^[.S24])/(FACT([.S24]))" office:value-type="float" office:value="212.710971144805" calcext:value-type="float">
            <text:p>212,710971144805</text:p>
          </table:table-cell>
          <table:table-cell table:number-columns-repeated="16364"/>
        </table:table-row>
        <table:table-row table:style-name="ro1">
          <table:table-cell table:formula="of:=[.A24]+1" office:value-type="float" office:value="6" calcext:value-type="float">
            <text:p>6</text:p>
          </table:table-cell>
          <table:table-cell table:formula="of:=(([.$B$17]*[.$B$9])^[.A25])/(FACT([.A25]))" office:value-type="float" office:value="128633.087469725" calcext:value-type="float">
            <text:p>128633,087469725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4]+1" office:value-type="float" office:value="6" calcext:value-type="float">
            <text:p>6</text:p>
          </table:table-cell>
          <table:table-cell table:formula="of:=(([.$T$17]*[.$T$9])^[.S25])/(FACT([.S25]))" office:value-type="float" office:value="269.794360443156" calcext:value-type="float">
            <text:p>269,794360443156</text:p>
          </table:table-cell>
          <table:table-cell table:number-columns-repeated="16364"/>
        </table:table-row>
        <table:table-row table:style-name="ro1">
          <table:table-cell table:formula="of:=[.A25]+1" office:value-type="float" office:value="7" calcext:value-type="float">
            <text:p>7</text:p>
          </table:table-cell>
          <table:table-cell table:formula="of:=(([.$B$17]*[.$B$9])^[.A26])/(FACT([.A26]))" office:value-type="float" office:value="390872.862026578" calcext:value-type="float">
            <text:p>390872,862026578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5]+1" office:value-type="float" office:value="7" calcext:value-type="float">
            <text:p>7</text:p>
          </table:table-cell>
          <table:table-cell table:formula="of:=(([.$T$17]*[.$T$9])^[.S26])/(FACT([.S26]))" office:value-type="float" office:value="293.311475467054" calcext:value-type="float">
            <text:p>293,311475467054</text:p>
          </table:table-cell>
          <table:table-cell table:number-columns-repeated="16364"/>
        </table:table-row>
        <table:table-row table:style-name="ro1">
          <table:table-cell table:formula="of:=[.A26]+1" office:value-type="float" office:value="8" calcext:value-type="float">
            <text:p>8</text:p>
          </table:table-cell>
          <table:table-cell table:formula="of:=(([.$B$17]*[.$B$9])^[.A27])/(FACT([.A27]))" office:value-type="float" office:value="1039265.22805966" calcext:value-type="float">
            <text:p>1039265,22805966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6]+1" office:value-type="float" office:value="8" calcext:value-type="float">
            <text:p>8</text:p>
          </table:table-cell>
          <table:table-cell table:formula="of:=(([.$T$17]*[.$T$9])^[.S27])/(FACT([.S27]))" office:value-type="float" office:value="279.018689686208" calcext:value-type="float">
            <text:p>279,018689686208</text:p>
          </table:table-cell>
          <table:table-cell table:number-columns-repeated="16364"/>
        </table:table-row>
        <table:table-row table:style-name="ro1">
          <table:table-cell table:formula="of:=[.A27]+1" office:value-type="float" office:value="9" calcext:value-type="float">
            <text:p>9</text:p>
          </table:table-cell>
          <table:table-cell table:formula="of:=(([.$B$17]*[.$B$9])^[.A28])/(FACT([.A28]))" office:value-type="float" office:value="2456205.79917015" calcext:value-type="float">
            <text:p>2456205,79917015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7]+1" office:value-type="float" office:value="9" calcext:value-type="float">
            <text:p>9</text:p>
          </table:table-cell>
          <table:table-cell table:formula="of:=(([.$T$17]*[.$T$9])^[.S28])/(FACT([.S28]))" office:value-type="float" office:value="235.931002306198" calcext:value-type="float">
            <text:p>235,931002306198</text:p>
          </table:table-cell>
          <table:table-cell table:number-columns-repeated="16364"/>
        </table:table-row>
        <table:table-row table:style-name="ro1">
          <table:table-cell table:formula="of:=[.A28]+1" office:value-type="float" office:value="10" calcext:value-type="float">
            <text:p>10</text:p>
          </table:table-cell>
          <table:table-cell table:formula="of:=(([.$B$17]*[.$B$9])^[.A29])/(FACT([.A29]))" office:value-type="float" office:value="5224510.6335624" calcext:value-type="float">
            <text:p>5224510,6335624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8]+1" office:value-type="float" office:value="10" calcext:value-type="float">
            <text:p>10</text:p>
          </table:table-cell>
          <table:table-cell table:formula="of:=(([.$T$17]*[.$T$9])^[.S29])/(FACT([.S29]))" office:value-type="float" office:value="179.547449386373" calcext:value-type="float">
            <text:p>179,547449386373</text:p>
          </table:table-cell>
          <table:table-cell table:number-columns-repeated="16364"/>
        </table:table-row>
        <table:table-row table:style-name="ro1">
          <table:table-cell table:formula="of:=[.A29]+1" office:value-type="float" office:value="11" calcext:value-type="float">
            <text:p>11</text:p>
          </table:table-cell>
          <table:table-cell table:formula="of:=(([.$B$17]*[.$B$9])^[.A30])/(FACT([.A30]))" office:value-type="float" office:value="10102614.8724733" calcext:value-type="float">
            <text:p>10102614,8724733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9]+1" office:value-type="float" office:value="11" calcext:value-type="float">
            <text:p>11</text:p>
          </table:table-cell>
          <table:table-cell table:formula="of:=(([.$T$17]*[.$T$9])^[.S30])/(FACT([.S30]))" office:value-type="float" office:value="124.216927314405" calcext:value-type="float">
            <text:p>124,216927314405</text:p>
          </table:table-cell>
          <table:table-cell table:number-columns-repeated="16364"/>
        </table:table-row>
        <table:table-row table:style-name="ro1">
          <table:table-cell table:formula="of:=[.A30]+1" office:value-type="float" office:value="12" calcext:value-type="float">
            <text:p>12</text:p>
          </table:table-cell>
          <table:table-cell table:formula="of:=(([.$B$17]*[.$B$9])^[.A31])/(FACT([.A31]))" office:value-type="float" office:value="17907436.3549717" calcext:value-type="float">
            <text:p>17907436,3549717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30]+1" office:value-type="float" office:value="12" calcext:value-type="float">
            <text:p>12</text:p>
          </table:table-cell>
          <table:table-cell table:formula="of:=(([.$T$17]*[.$T$9])^[.S31])/(FACT([.S31]))" office:value-type="float" office:value="78.7759707001421" calcext:value-type="float">
            <text:p>78,7759707001421</text:p>
          </table:table-cell>
          <table:table-cell table:number-columns-repeated="16364"/>
        </table:table-row>
        <table:table-row table:style-name="ro1">
          <table:table-cell table:formula="of:=[.A31]+1" office:value-type="float" office:value="13" calcext:value-type="float">
            <text:p>13</text:p>
          </table:table-cell>
          <table:table-cell table:formula="of:=(([.$B$17]*[.$B$9])^[.A32])/(FACT([.A32]))" office:value-type="float" office:value="29300223.2229641" calcext:value-type="float">
            <text:p>29300223,2229641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31]+1" office:value-type="float" office:value="13" calcext:value-type="float">
            <text:p>13</text:p>
          </table:table-cell>
          <table:table-cell table:formula="of:=(([.$T$17]*[.$T$9])^[.S32])/(FACT([.S32]))" office:value-type="float" office:value="46.1152575374546" calcext:value-type="float">
            <text:p>46,1152575374546</text:p>
          </table:table-cell>
          <table:table-cell table:number-columns-repeated="16364"/>
        </table:table-row>
        <table:table-row table:style-name="ro1">
          <table:table-cell table:formula="of:=[.A32]+1" office:value-type="float" office:value="14" calcext:value-type="float">
            <text:p>14</text:p>
          </table:table-cell>
          <table:table-cell table:formula="of:=(([.$B$17]*[.$B$9])^[.A33])/(FACT([.A33]))" office:value-type="float" office:value="44516781.5468672" calcext:value-type="float">
            <text:p>44516781,5468672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32]+1" office:value-type="float" office:value="14" calcext:value-type="float">
            <text:p>14</text:p>
          </table:table-cell>
          <table:table-cell table:formula="of:=(([.$T$17]*[.$T$9])^[.S33])/(FACT([.S33]))" office:value-type="float" office:value="25.0674888230362" calcext:value-type="float">
            <text:p>25,0674888230362</text:p>
          </table:table-cell>
          <table:table-cell table:number-columns-repeated="16364"/>
        </table:table-row>
        <table:table-row table:style-name="ro1">
          <table:table-cell table:formula="of:=[.A33]+1" office:value-type="float" office:value="15" calcext:value-type="float">
            <text:p>15</text:p>
          </table:table-cell>
          <table:table-cell table:formula="of:=(([.$B$17]*[.$B$9])^[.A34])/(FACT([.A34]))" office:value-type="float" office:value="63126740.3413185" calcext:value-type="float">
            <text:p>63126740,3413185</text:p>
          </table:table-cell>
          <table:table-cell table:number-columns-repeated="16382"/>
        </table:table-row>
        <table:table-row table:style-name="ro1">
          <table:table-cell table:formula="of:=[.A34]+1" office:value-type="float" office:value="16" calcext:value-type="float">
            <text:p>16</text:p>
          </table:table-cell>
          <table:table-cell table:formula="of:=(([.$B$17]*[.$B$9])^[.A35])/(FACT([.A35]))" office:value-type="float" office:value="83921694.9692232" calcext:value-type="float">
            <text:p>83921694,9692232</text:p>
          </table:table-cell>
          <table:table-cell table:number-columns-repeated="16382"/>
        </table:table-row>
        <table:table-row table:style-name="ro1">
          <table:table-cell table:formula="of:=[.A35]+1" office:value-type="float" office:value="17" calcext:value-type="float">
            <text:p>17</text:p>
          </table:table-cell>
          <table:table-cell table:formula="of:=(([.$B$17]*[.$B$9])^[.A36])/(FACT([.A36]))" office:value-type="float" office:value="105004083.917566" calcext:value-type="float">
            <text:p>105004083,917566</text:p>
          </table:table-cell>
          <table:table-cell table:number-columns-repeated="16382"/>
        </table:table-row>
        <table:table-row table:style-name="ro1">
          <table:table-cell table:formula="of:=[.A36]+1" office:value-type="float" office:value="18" calcext:value-type="float">
            <text:p>18</text:p>
          </table:table-cell>
          <table:table-cell table:formula="of:=(([.$B$17]*[.$B$9])^[.A37])/(FACT([.A37]))" office:value-type="float" office:value="124083647.220836" calcext:value-type="float">
            <text:p>124083647,220836</text:p>
          </table:table-cell>
          <table:table-cell table:number-columns-repeated="16382"/>
        </table:table-row>
        <table:table-row table:style-name="ro1">
          <table:table-cell table:formula="of:=[.A37]+1" office:value-type="float" office:value="19" calcext:value-type="float">
            <text:p>19</text:p>
          </table:table-cell>
          <table:table-cell table:formula="of:=(([.$B$17]*[.$B$9])^[.A38])/(FACT([.A38]))" office:value-type="float" office:value="138912655.783651" calcext:value-type="float">
            <text:p>138912655,783651</text:p>
          </table:table-cell>
          <table:table-cell table:number-columns-repeated="16382"/>
        </table:table-row>
        <table:table-row table:style-name="ro1">
          <table:table-cell table:formula="of:=[.A38]+1" office:value-type="float" office:value="20" calcext:value-type="float">
            <text:p>20</text:p>
          </table:table-cell>
          <table:table-cell table:formula="of:=(([.$B$17]*[.$B$9])^[.A39])/(FACT([.A39]))" office:value-type="float" office:value="147738159.303117" calcext:value-type="float">
            <text:p>147738159,303117</text:p>
          </table:table-cell>
          <table:table-cell table:number-columns-repeated="16382"/>
        </table:table-row>
        <table:table-row table:style-name="ro1">
          <table:table-cell table:formula="of:=[.A39]+1" office:value-type="float" office:value="21" calcext:value-type="float">
            <text:p>21</text:p>
          </table:table-cell>
          <table:table-cell table:formula="of:=(([.$B$17]*[.$B$9])^[.A40])/(FACT([.A40]))" office:value-type="float" office:value="149642258.440281" calcext:value-type="float">
            <text:p>149642258,440281</text:p>
          </table:table-cell>
          <table:table-cell table:number-columns-repeated="16382"/>
        </table:table-row>
        <table:table-row table:style-name="ro1">
          <table:table-cell table:formula="of:=[.A40]+1" office:value-type="float" office:value="22" calcext:value-type="float">
            <text:p>22</text:p>
          </table:table-cell>
          <table:table-cell table:formula="of:=(([.$B$17]*[.$B$9])^[.A41])/(FACT([.A41]))" office:value-type="float" office:value="144681311.964184" calcext:value-type="float">
            <text:p>144681311,964184</text:p>
          </table:table-cell>
          <table:table-cell table:number-columns-repeated="16382"/>
        </table:table-row>
        <table:table-row table:style-name="ro1">
          <table:table-cell table:formula="of:=[.A41]+1" office:value-type="float" office:value="23" calcext:value-type="float">
            <text:p>23</text:p>
          </table:table-cell>
          <table:table-cell table:formula="of:=(([.$B$17]*[.$B$9])^[.A42])/(FACT([.A42]))" office:value-type="float" office:value="133802881.821615" calcext:value-type="float">
            <text:p>133802881,821615</text:p>
          </table:table-cell>
          <table:table-cell table:number-columns-repeated="16382"/>
        </table:table-row>
        <table:table-row table:style-name="ro1">
          <table:table-cell table:formula="of:=[.A42]+1" office:value-type="float" office:value="24" calcext:value-type="float">
            <text:p>24</text:p>
          </table:table-cell>
          <table:table-cell table:formula="of:=(([.$B$17]*[.$B$9])^[.A43])/(FACT([.A43]))" office:value-type="float" office:value="118586456.109545" calcext:value-type="float">
            <text:p>118586456,109545</text:p>
          </table:table-cell>
          <table:table-cell table:number-columns-repeated="16382"/>
        </table:table-row>
        <table:table-row table:style-name="ro1">
          <table:table-cell table:formula="of:=[.A43]+1" office:value-type="float" office:value="25" calcext:value-type="float">
            <text:p>25</text:p>
          </table:table-cell>
          <table:table-cell table:formula="of:=(([.$B$17]*[.$B$9])^[.A44])/(FACT([.A44]))" office:value-type="float" office:value="100896464.15624" calcext:value-type="float">
            <text:p>100896464,15624</text:p>
          </table:table-cell>
          <table:table-cell table:number-columns-repeated="16382"/>
        </table:table-row>
        <table:table-row table:style-name="ro1">
          <table:table-cell table:formula="of:=[.A44]+1" office:value-type="float" office:value="26" calcext:value-type="float">
            <text:p>26</text:p>
          </table:table-cell>
          <table:table-cell table:formula="of:=(([.$B$17]*[.$B$9])^[.A45])/(FACT([.A45]))" office:value-type="float" office:value="82543611.0335487" calcext:value-type="float">
            <text:p>82543611,0335487</text:p>
          </table:table-cell>
          <table:table-cell table:number-columns-repeated="16382"/>
        </table:table-row>
        <table:table-row table:style-name="ro1">
          <table:table-cell table:formula="of:=[.A45]+1" office:value-type="float" office:value="27" calcext:value-type="float">
            <text:p>27</text:p>
          </table:table-cell>
          <table:table-cell table:formula="of:=(([.$B$17]*[.$B$9])^[.A46])/(FACT([.A46]))" office:value-type="float" office:value="65028025.1312992" calcext:value-type="float">
            <text:p>65028025,1312992</text:p>
          </table:table-cell>
          <table:table-cell table:number-columns-repeated="16382"/>
        </table:table-row>
        <table:table-row table:style-name="ro1">
          <table:table-cell table:formula="of:=[.A46]+1" office:value-type="float" office:value="28" calcext:value-type="float">
            <text:p>28</text:p>
          </table:table-cell>
          <table:table-cell table:formula="of:=(([.$B$17]*[.$B$9])^[.A47])/(FACT([.A47]))" office:value-type="float" office:value="49399596.1594825" calcext:value-type="float">
            <text:p>49399596,1594825</text:p>
          </table:table-cell>
          <table:table-cell table:number-columns-repeated="16382"/>
        </table:table-row>
        <table:table-row table:style-name="ro1">
          <table:table-cell table:formula="of:=[.A47]+1" office:value-type="float" office:value="29" calcext:value-type="float">
            <text:p>29</text:p>
          </table:table-cell>
          <table:table-cell table:formula="of:=(([.$B$17]*[.$B$9])^[.A48])/(FACT([.A48]))" office:value-type="float" office:value="36233164.5005707" calcext:value-type="float">
            <text:p>36233164,5005707</text:p>
          </table:table-cell>
          <table:table-cell table:number-columns-repeated="16382"/>
        </table:table-row>
        <table:table-row table:style-name="ro2" table:number-rows-repeated="104852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glio3" table:style-name="ta1">
        <table:table-column table:style-name="co1" table:number-columns-repeated="37" table:default-cell-style-name="ce1"/>
        <table:table-column table:style-name="co2" table:number-columns-repeated="16347" table:default-cell-style-name="ce1"/>
        <table:table-row table:style-name="ro1">
          <table:table-cell table:number-columns-repeated="28"/>
          <table:table-cell table:style-name="ce19" table:number-columns-repeated="6"/>
          <table:table-cell table:number-columns-repeated="16350"/>
        </table:table-row>
        <table:table-row table:style-name="ro1">
          <table:table-cell table:number-columns-repeated="26"/>
          <table:table-cell table:style-name="ce4" table:number-columns-repeated="3"/>
          <table:table-cell table:number-columns-repeated="5"/>
          <table:table-cell table:style-name="ce4" table:number-columns-repeated="3"/>
          <table:table-cell table:number-columns-repeated="16347"/>
        </table:table-row>
        <table:table-row table:style-name="ro3">
          <table:table-cell table:style-name="ce10"/>
          <table:table-cell table:style-name="ce11" office:value-type="string" calcext:value-type="string">
            <text:p>M/M/50</text:p>
          </table:table-cell>
          <table:table-cell table:style-name="ce10"/>
          <table:table-cell table:number-columns-repeated="7"/>
          <table:table-cell table:style-name="ce10"/>
          <table:table-cell table:style-name="ce11" office:value-type="string" calcext:value-type="string">
            <text:p>M/M/<text:span text:style-name="T2">∞</text:span></text:p>
          </table:table-cell>
          <table:table-cell table:style-name="ce10"/>
          <table:table-cell table:number-columns-repeated="5"/>
          <table:table-cell table:style-name="ce10"/>
          <table:table-cell table:style-name="ce11" office:value-type="string" calcext:value-type="string">
            <text:p>M/M/35</text:p>
          </table:table-cell>
          <table:table-cell table:style-name="ce10"/>
          <table:table-cell table:number-columns-repeated="5"/>
          <table:table-cell table:style-name="ce4" table:number-columns-repeated="2"/>
          <table:table-cell table:style-name="ce10"/>
          <table:table-cell table:style-name="ce11" office:value-type="string" calcext:value-type="string">
            <text:p>M/M/<text:span text:style-name="T2">∞</text:span></text:p>
          </table:table-cell>
          <table:table-cell table:style-name="ce10"/>
          <table:table-cell/>
          <table:table-cell table:style-name="ce19"/>
          <table:table-cell/>
          <table:table-cell table:style-name="ce4" table:number-columns-repeated="3"/>
          <table:table-cell table:number-columns-repeated="16347"/>
        </table:table-row>
        <table:table-row table:style-name="ro4">
          <table:table-cell table:style-name="ce12"/>
          <table:table-cell table:style-name="ce13" office:value-type="string" calcext:value-type="string">
            <text:p>Pesi</text:p>
          </table:table-cell>
          <table:table-cell table:style-name="ce12"/>
          <table:table-cell table:number-columns-repeated="7"/>
          <table:table-cell table:style-name="ce13"/>
          <table:table-cell table:style-name="ce13" office:value-type="string" calcext:value-type="string">
            <text:p>Calistenics</text:p>
          </table:table-cell>
          <table:table-cell table:style-name="ce13"/>
          <table:table-cell table:number-columns-repeated="5"/>
          <table:table-cell table:style-name="ce13"/>
          <table:table-cell table:style-name="ce13" office:value-type="string" calcext:value-type="string">
            <text:p>Cardio</text:p>
          </table:table-cell>
          <table:table-cell table:style-name="ce13"/>
          <table:table-cell table:number-columns-repeated="5"/>
          <table:table-cell table:style-name="ce4" table:number-columns-repeated="2"/>
          <table:table-cell table:style-name="ce13"/>
          <table:table-cell table:style-name="ce13" office:value-type="string" calcext:value-type="string">
            <text:p>Spogliatio</text:p>
          </table:table-cell>
          <table:table-cell table:style-name="ce13"/>
          <table:table-cell/>
          <table:table-cell table:style-name="ce19"/>
          <table:table-cell/>
          <table:table-cell table:style-name="ce4" table:number-columns-repeated="3"/>
          <table:table-cell table:number-columns-repeated="16347"/>
        </table:table-row>
        <table:table-row table:style-name="ro1">
          <table:table-cell/>
          <table:table-cell table:style-name="ce14" office:value-type="string" calcext:value-type="string">
            <text:p>Teorico</text:p>
          </table:table-cell>
          <table:table-cell table:style-name="ce14" office:value-type="string" calcext:value-type="string">
            <text:p>Simulato</text:p>
          </table:table-cell>
          <table:table-cell table:style-name="ce14" office:value-type="string" calcext:value-type="string">
            <text:p>Half Widt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alf Width 90%</text:p>
          </table:table-cell>
          <table:table-cell table:number-columns-repeated="5"/>
          <table:table-cell table:style-name="ce14" office:value-type="string" calcext:value-type="string">
            <text:p>Teorico</text:p>
          </table:table-cell>
          <table:table-cell table:style-name="ce14" office:value-type="string" calcext:value-type="string">
            <text:p>Simulato</text:p>
          </table:table-cell>
          <table:table-cell table:style-name="ce14" office:value-type="string" calcext:value-type="string">
            <text:p>Half Width</text:p>
          </table:table-cell>
          <table:table-cell table:number-columns-repeated="5"/>
          <table:table-cell table:style-name="ce14" office:value-type="string" calcext:value-type="string">
            <text:p>Teorico</text:p>
          </table:table-cell>
          <table:table-cell table:style-name="ce14" office:value-type="string" calcext:value-type="string">
            <text:p>Simulato</text:p>
          </table:table-cell>
          <table:table-cell table:style-name="ce14" office:value-type="string" calcext:value-type="string">
            <text:p>Half Widt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Half Width 90%</text:p>
          </table:table-cell>
          <table:table-cell table:number-columns-repeated="2"/>
          <table:table-cell table:style-name="ce4" table:number-columns-repeated="3"/>
          <table:table-cell table:style-name="ce14" office:value-type="string" calcext:value-type="string">
            <text:p>Teorico</text:p>
          </table:table-cell>
          <table:table-cell table:style-name="ce14" office:value-type="string" calcext:value-type="string">
            <text:p>Simulato</text:p>
          </table:table-cell>
          <table:table-cell table:style-name="ce14" office:value-type="string" calcext:value-type="string">
            <text:p>Half Width</text:p>
          </table:table-cell>
          <table:table-cell table:style-name="ce19"/>
          <table:table-cell/>
          <table:table-cell table:style-name="ce4" table:number-columns-repeated="3"/>
          <table:table-cell table:number-columns-repeated="16347"/>
        </table:table-row>
        <table:table-row table:style-name="ro1">
          <table:table-cell table:style-name="ce15" office:value-type="string" calcext:value-type="string">
            <text:p>Ts</text:p>
          </table:table-cell>
          <table:table-cell table:formula="of:=[Foglio1.F22]" office:value-type="float" office:value="75" calcext:value-type="float">
            <text:p>75</text:p>
          </table:table-cell>
          <table:table-cell table:number-columns-repeated="8"/>
          <table:table-cell table:style-name="ce15" office:value-type="string" calcext:value-type="string">
            <text:p>Ts</text:p>
          </table:table-cell>
          <table:table-cell table:formula="of:=[Foglio1.I22]" office:value-type="float" office:value="90" calcext:value-type="float">
            <text:p>90</text:p>
          </table:table-cell>
          <table:table-cell table:number-columns-repeated="6"/>
          <table:table-cell table:style-name="ce15" office:value-type="string" calcext:value-type="string">
            <text:p>Ts</text:p>
          </table:table-cell>
          <table:table-cell table:formula="of:=[Foglio1.L22]" office:value-type="float" office:value="35" calcext:value-type="float">
            <text:p>35</text:p>
          </table:table-cell>
          <table:table-cell table:number-columns-repeated="6"/>
          <table:table-cell table:style-name="ce4" table:number-columns-repeated="2"/>
          <table:table-cell office:value-type="string" calcext:value-type="string">
            <text:p>Ts</text:p>
          </table:table-cell>
          <table:table-cell table:formula="of:=[Foglio1.O22]" office:value-type="float" office:value="5" calcext:value-type="float">
            <text:p>5</text:p>
          </table:table-cell>
          <table:table-cell table:number-columns-repeated="2"/>
          <table:table-cell table:style-name="ce19"/>
          <table:table-cell/>
          <table:table-cell table:style-name="ce4" table:number-columns-repeated="3"/>
          <table:table-cell table:number-columns-repeated="16347"/>
        </table:table-row>
        <table:table-row table:style-name="ro1">
          <table:table-cell table:style-name="ce15" office:value-type="string" calcext:value-type="string">
            <text:p>mu</text:p>
          </table:table-cell>
          <table:table-cell table:formula="of:=[Foglio1.F23]" office:value-type="float" office:value="0.0133333333333333" calcext:value-type="float">
            <text:p>0,0133333333333333</text:p>
          </table:table-cell>
          <table:table-cell table:number-columns-repeated="8"/>
          <table:table-cell table:style-name="ce15" office:value-type="string" calcext:value-type="string">
            <text:p>mu</text:p>
          </table:table-cell>
          <table:table-cell table:formula="of:=[Foglio1.I23]" office:value-type="float" office:value="0.0111111111111111" calcext:value-type="float">
            <text:p>0,0111111111111111</text:p>
          </table:table-cell>
          <table:table-cell table:number-columns-repeated="6"/>
          <table:table-cell table:style-name="ce15" office:value-type="string" calcext:value-type="string">
            <text:p>mu</text:p>
          </table:table-cell>
          <table:table-cell table:formula="of:=[Foglio1.L23]" office:value-type="float" office:value="0.0285714285714286" calcext:value-type="float">
            <text:p>0,0285714285714286</text:p>
          </table:table-cell>
          <table:table-cell table:number-columns-repeated="6"/>
          <table:table-cell table:style-name="ce4" table:number-columns-repeated="2"/>
          <table:table-cell office:value-type="string" calcext:value-type="string">
            <text:p>mu</text:p>
          </table:table-cell>
          <table:table-cell table:formula="of:=[Foglio1.O23]" office:value-type="float" office:value="0.2" calcext:value-type="float">
            <text:p>0,2</text:p>
          </table:table-cell>
          <table:table-cell table:number-columns-repeated="2"/>
          <table:table-cell table:style-name="ce19"/>
          <table:table-cell/>
          <table:table-cell table:style-name="ce4" table:number-columns-repeated="3"/>
          <table:table-cell table:number-columns-repeated="16347"/>
        </table:table-row>
        <table:table-row table:style-name="ro1">
          <table:table-cell table:style-name="ce15" office:value-type="string" calcext:value-type="string">
            <text:p>lambda</text:p>
          </table:table-cell>
          <table:table-cell table:formula="of:=[Foglio1.F24]" office:value-type="float" office:value="0.283608734269609" calcext:value-type="float">
            <text:p>0,283608734269609</text:p>
          </table:table-cell>
          <table:table-cell table:number-columns-repeated="8"/>
          <table:table-cell table:style-name="ce15" office:value-type="string" calcext:value-type="string">
            <text:p>lambda</text:p>
          </table:table-cell>
          <table:table-cell table:formula="of:=[Foglio1.I24]" office:value-type="float" office:value="0.185554861801201" calcext:value-type="float">
            <text:p>0,185554861801201</text:p>
          </table:table-cell>
          <table:table-cell table:number-columns-repeated="6"/>
          <table:table-cell table:style-name="ce15" office:value-type="string" calcext:value-type="string">
            <text:p>lambda</text:p>
          </table:table-cell>
          <table:table-cell table:formula="of:=[Foglio1.L24]" office:value-type="float" office:value="0.217433362940033" calcext:value-type="float">
            <text:p>0,217433362940033</text:p>
          </table:table-cell>
          <table:table-cell table:number-columns-repeated="6"/>
          <table:table-cell table:style-name="ce4" table:number-columns-repeated="2"/>
          <table:table-cell office:value-type="string" calcext:value-type="string">
            <text:p>lambda</text:p>
          </table:table-cell>
          <table:table-cell table:formula="of:=[Foglio1.O24]" office:value-type="float" office:value="0.367647058823529" calcext:value-type="float">
            <text:p>0,367647058823529</text:p>
          </table:table-cell>
          <table:table-cell table:number-columns-repeated="2"/>
          <table:table-cell table:style-name="ce19"/>
          <table:table-cell/>
          <table:table-cell table:style-name="ce4" table:number-columns-repeated="3"/>
          <table:table-cell table:number-columns-repeated="16347"/>
        </table:table-row>
        <table:table-row table:style-name="ro1">
          <table:table-cell table:style-name="ce9" office:value-type="string" calcext:value-type="string">
            <text:p>ro</text:p>
          </table:table-cell>
          <table:table-cell table:formula="of:=[Foglio1.F26]" office:value-type="float" office:value="0.425413101404414" calcext:value-type="float">
            <text:p>0,425413101404414</text:p>
          </table:table-cell>
          <table:table-cell office:value-type="float" office:value="0.4288" calcext:value-type="float">
            <text:p>0,4288</text:p>
          </table:table-cell>
          <table:table-cell office:value-type="float" office:value="0.01" calcext:value-type="float">
            <text:p>0,01</text:p>
          </table:table-cell>
          <table:table-cell table:formula="of:=(1/1.96) * SQRT(100) * [.D9]" office:value-type="float" office:value="0.0510204081632653" calcext:value-type="float">
            <text:p>0,0510204081632653</text:p>
          </table:table-cell>
          <table:table-cell table:style-name="ce16" table:formula="of:=1.645 * ([.E9]/SQRT(100))" office:value-type="float" office:value="0.00839285714285714" calcext:value-type="float">
            <text:p>0,00839285714285714</text:p>
          </table:table-cell>
          <table:table-cell table:number-columns-repeated="4"/>
          <table:table-cell table:style-name="ce9" office:value-type="string" calcext:value-type="string">
            <text:p>ro</text:p>
          </table:table-cell>
          <table:table-cell table:formula="of:=[Foglio1.I25]" office:value-type="float" office:value="16.6999375621081" calcext:value-type="float">
            <text:p>16,6999375621081</text:p>
          </table:table-cell>
          <table:table-cell table:number-columns-repeated="6"/>
          <table:table-cell table:style-name="ce9" office:value-type="string" calcext:value-type="string">
            <text:p>ro</text:p>
          </table:table-cell>
          <table:table-cell table:formula="of:=[Foglio1.L26]" office:value-type="float" office:value="0.325825497485239" calcext:value-type="float">
            <text:p>0,325825497485239</text:p>
          </table:table-cell>
          <table:table-cell office:value-type="float" office:value="0.2554" calcext:value-type="float">
            <text:p>0,2554</text:p>
          </table:table-cell>
          <table:table-cell office:value-type="float" office:value="0.01" calcext:value-type="float">
            <text:p>0,01</text:p>
          </table:table-cell>
          <table:table-cell table:formula="of:=(1/1.96) * SQRT(100) * [.V9]" office:value-type="float" office:value="0.0510204081632653" calcext:value-type="float">
            <text:p>0,0510204081632653</text:p>
          </table:table-cell>
          <table:table-cell table:style-name="ce16" table:formula="of:=1.645 * ([.W9]/SQRT(100))" office:value-type="float" office:value="0.00839285714285714" calcext:value-type="float">
            <text:p>0,00839285714285714</text:p>
          </table:table-cell>
          <table:table-cell table:number-columns-repeated="2"/>
          <table:table-cell table:style-name="ce4" table:number-columns-repeated="2"/>
          <table:table-cell table:style-name="ce9" office:value-type="string" calcext:value-type="string">
            <text:p>ro</text:p>
          </table:table-cell>
          <table:table-cell table:formula="of:=[Foglio1.O25]" office:value-type="float" office:value="1.83823529411765" calcext:value-type="float">
            <text:p>1,83823529411765</text:p>
          </table:table-cell>
          <table:table-cell table:number-columns-repeated="2"/>
          <table:table-cell table:style-name="ce19"/>
          <table:table-cell/>
          <table:table-cell table:style-name="ce4" table:number-columns-repeated="3"/>
          <table:table-cell table:number-columns-repeated="16347"/>
        </table:table-row>
        <table:table-row table:style-name="ro1">
          <table:table-cell table:style-name="ce17" office:value-type="string" calcext:value-type="string">
            <text:p>Pi_0</text:p>
          </table:table-cell>
          <table:table-cell table:formula="of:=([.D19]+(([.B17]*[.B9])^[.B17])/FACT([.B17])*(1/(1-[.B9])))^-1" office:value-type="float" office:value="0.00000286657081421779" calcext:value-type="float">
            <text:p>2,86657081421779E-06</text:p>
          </table:table-cell>
          <table:table-cell table:number-columns-repeated="3"/>
          <table:table-cell table:style-name="ce16"/>
          <table:table-cell table:number-columns-repeated="12"/>
          <table:table-cell table:style-name="ce17" office:value-type="string" calcext:value-type="string">
            <text:p>Pi_0</text:p>
          </table:table-cell>
          <table:table-cell table:formula="of:=([.V19]+(([.T17]*[.T9])^[.T17])/FACT([.T17])*(1/(1-[.T9])))^-1" office:value-type="float" office:value="0.00754108108956262" calcext:value-type="float">
            <text:p>0,00754108108956262</text:p>
          </table:table-cell>
          <table:table-cell table:number-columns-repeated="3"/>
          <table:table-cell table:style-name="ce16"/>
          <table:table-cell table:number-columns-repeated="2"/>
          <table:table-cell table:style-name="ce4" table:number-columns-repeated="3"/>
          <table:table-cell table:number-columns-repeated="3"/>
          <table:table-cell table:style-name="ce19"/>
          <table:table-cell/>
          <table:table-cell table:style-name="ce4" table:number-columns-repeated="3"/>
          <table:table-cell table:number-columns-repeated="16347"/>
        </table:table-row>
        <table:table-row table:style-name="ro1">
          <table:table-cell table:style-name="ce17" office:value-type="string" calcext:value-type="string">
            <text:p>Pi_30</text:p>
          </table:table-cell>
          <table:table-cell table:formula="of:=((([.B17]*[.B9])^[.B17])/FACT([.B17]))*[.B10]" office:value-type="float" office:value="0.0000162804371615658" calcext:value-type="float">
            <text:p>1,62804371615658E-05</text:p>
          </table:table-cell>
          <table:table-cell table:number-columns-repeated="3"/>
          <table:table-cell table:style-name="ce16"/>
          <table:table-cell table:number-columns-repeated="4"/>
          <table:table-cell table:style-name="ce18" office:value-type="string" calcext:value-type="string">
            <text:p>N</text:p>
          </table:table-cell>
          <table:table-cell table:formula="of:=[.L9]" office:value-type="float" office:value="16.6999375621081" calcext:value-type="float">
            <text:p>16,6999375621081</text:p>
          </table:table-cell>
          <table:table-cell table:number-columns-repeated="6"/>
          <table:table-cell table:style-name="ce17" office:value-type="string" calcext:value-type="string">
            <text:p>Pi_30</text:p>
          </table:table-cell>
          <table:table-cell table:formula="of:=((([.T17]*[.T9])^[.T17])/FACT([.T17]))*[.T10]" office:value-type="float" office:value="0.000125048616441066" calcext:value-type="float">
            <text:p>0,000125048616441066</text:p>
          </table:table-cell>
          <table:table-cell table:number-columns-repeated="3"/>
          <table:table-cell table:style-name="ce16"/>
          <table:table-cell table:number-columns-repeated="2"/>
          <table:table-cell table:style-name="ce4" table:number-columns-repeated="2"/>
          <table:table-cell table:style-name="ce18" office:value-type="string" calcext:value-type="string">
            <text:p>N</text:p>
          </table:table-cell>
          <table:table-cell table:formula="of:=[.AD9]" office:value-type="float" office:value="1.83823529411765" calcext:value-type="float">
            <text:p>1,83823529411765</text:p>
          </table:table-cell>
          <table:table-cell table:number-columns-repeated="2"/>
          <table:table-cell table:style-name="ce19"/>
          <table:table-cell/>
          <table:table-cell table:style-name="ce4" table:number-columns-repeated="3"/>
          <table:table-cell table:number-columns-repeated="16347"/>
        </table:table-row>
        <table:table-row table:style-name="ro1">
          <table:table-cell table:style-name="ce18" office:value-type="string" calcext:value-type="string">
            <text:p>N</text:p>
          </table:table-cell>
          <table:table-cell table:formula="of:=[.B17]*[.B9]+([.B11]*([.B9]/(1-[.B9])^2))" office:value-type="float" office:value="12.7624140202002" calcext:value-type="float">
            <text:p>12,7624140202002</text:p>
          </table:table-cell>
          <table:table-cell table:number-columns-repeated="3"/>
          <table:table-cell table:style-name="ce16"/>
          <table:table-cell table:number-columns-repeated="4"/>
          <table:table-cell table:style-name="ce18" office:value-type="string" calcext:value-type="string">
            <text:p>R</text:p>
          </table:table-cell>
          <table:table-cell table:formula="of:=1/[.L7]" office:value-type="float" office:value="90.0000000000001" calcext:value-type="float">
            <text:p>90,0000000000001</text:p>
          </table:table-cell>
          <table:table-cell table:number-columns-repeated="6"/>
          <table:table-cell table:style-name="ce18" office:value-type="string" calcext:value-type="string">
            <text:p>N</text:p>
          </table:table-cell>
          <table:table-cell table:formula="of:=[.T17]*[.T9]+([.T11]*([.T9]/(1-[.T9])^2))" office:value-type="float" office:value="4.88747210588318" calcext:value-type="float">
            <text:p>4,88747210588318</text:p>
          </table:table-cell>
          <table:table-cell table:number-columns-repeated="3"/>
          <table:table-cell table:style-name="ce16"/>
          <table:table-cell table:number-columns-repeated="2"/>
          <table:table-cell table:style-name="ce4" table:number-columns-repeated="2"/>
          <table:table-cell table:style-name="ce18" office:value-type="string" calcext:value-type="string">
            <text:p>R</text:p>
          </table:table-cell>
          <table:table-cell table:formula="of:=[.AD6]" office:value-type="float" office:value="5" calcext:value-type="float">
            <text:p>5</text:p>
          </table:table-cell>
          <table:table-cell table:number-columns-repeated="2"/>
          <table:table-cell table:style-name="ce19"/>
          <table:table-cell/>
          <table:table-cell table:style-name="ce4" table:number-columns-repeated="3"/>
          <table:table-cell table:number-columns-repeated="16347"/>
        </table:table-row>
        <table:table-row table:style-name="ro1">
          <table:table-cell table:style-name="ce18" office:value-type="string" calcext:value-type="string">
            <text:p>R</text:p>
          </table:table-cell>
          <table:table-cell table:formula="of:=[.B12]/[.B8]" office:value-type="float" office:value="45.0000739683419" calcext:value-type="float">
            <text:p>45,0000739683419</text:p>
          </table:table-cell>
          <table:table-cell table:number-columns-repeated="3"/>
          <table:table-cell table:style-name="ce16"/>
          <table:table-cell table:number-columns-repeated="12"/>
          <table:table-cell table:style-name="ce18" office:value-type="string" calcext:value-type="string">
            <text:p>R</text:p>
          </table:table-cell>
          <table:table-cell table:formula="of:=[.T12]/[.T8]" office:value-type="float" office:value="22.4780228746732" calcext:value-type="float">
            <text:p>22,4780228746732</text:p>
          </table:table-cell>
          <table:table-cell table:number-columns-repeated="3"/>
          <table:table-cell table:style-name="ce16"/>
          <table:table-cell table:number-columns-repeated="2"/>
          <table:table-cell table:style-name="ce4" table:number-columns-repeated="3"/>
          <table:table-cell table:number-columns-repeated="5"/>
          <table:table-cell table:style-name="ce4" table:number-columns-repeated="3"/>
          <table:table-cell table:number-columns-repeated="16347"/>
        </table:table-row>
        <table:table-row table:style-name="ro1">
          <table:table-cell table:style-name="ce18" office:value-type="string" calcext:value-type="string">
            <text:p>W</text:p>
          </table:table-cell>
          <table:table-cell table:formula="of:=[.B11]*([.B9]/(1-[.B9])^2)" office:value-type="float" office:value="0.0000209780677952796" calcext:value-type="float">
            <text:p>2,09780677952796E-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/1.96) * SQRT(100) * [.D14]" office:value-type="float" office:value="0" calcext:value-type="float">
            <text:p>0</text:p>
          </table:table-cell>
          <table:table-cell table:style-name="ce16" table:formula="of:=1.645 * ([.E14]/SQRT(100))" office:value-type="float" office:value="0" calcext:value-type="float">
            <text:p>0</text:p>
          </table:table-cell>
          <table:table-cell table:number-columns-repeated="12"/>
          <table:table-cell table:style-name="ce18" office:value-type="string" calcext:value-type="string">
            <text:p>W</text:p>
          </table:table-cell>
          <table:table-cell table:formula="of:=[.T11]*([.T9]/(1-[.T9])^2)" office:value-type="float" office:value="0.0000896436045962916" calcext:value-type="float">
            <text:p>8,96436045962916E-0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/1.96) * SQRT(100) * [.V14]" office:value-type="float" office:value="0" calcext:value-type="float">
            <text:p>0</text:p>
          </table:table-cell>
          <table:table-cell table:style-name="ce16" table:formula="of:=1.645 * ([.W14]/SQRT(100))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3"/>
          <table:table-cell table:number-columns-repeated="5"/>
          <table:table-cell table:style-name="ce4" table:number-columns-repeated="3"/>
          <table:table-cell table:number-columns-repeated="16347"/>
        </table:table-row>
        <table:table-row table:style-name="ro1">
          <table:table-cell table:style-name="ce18" office:value-type="string" calcext:value-type="string">
            <text:p>Tw</text:p>
          </table:table-cell>
          <table:table-cell table:formula="of:=[.B11]/([.B17]*[.B7]*(1-[.B9])^2)" office:value-type="float" office:value="0.000123280569674658" calcext:value-type="float">
            <text:p>0,0001232805696746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/1.96) * SQRT(100) * [.D15]" office:value-type="float" office:value="0" calcext:value-type="float">
            <text:p>0</text:p>
          </table:table-cell>
          <table:table-cell table:style-name="ce16" table:formula="of:=1.645 * ([.E15]/SQRT(100))" office:value-type="float" office:value="0" calcext:value-type="float">
            <text:p>0</text:p>
          </table:table-cell>
          <table:table-cell table:number-columns-repeated="12"/>
          <table:table-cell table:style-name="ce18" office:value-type="string" calcext:value-type="string">
            <text:p>Tw</text:p>
          </table:table-cell>
          <table:table-cell table:formula="of:=[.T11]/([.T17]*[.T7]*(1-[.T9])^2)" office:value-type="float" office:value="0.00064196452499595" calcext:value-type="float">
            <text:p>0,0006419645249959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1/1.96) * SQRT(100) * [.V15]" office:value-type="float" office:value="0" calcext:value-type="float">
            <text:p>0</text:p>
          </table:table-cell>
          <table:table-cell table:style-name="ce16" table:formula="of:=1.645 * ([.W15]/SQRT(100))" office:value-type="float" office:value="0" calcext:value-type="float">
            <text:p>0</text:p>
          </table:table-cell>
          <table:table-cell table:number-columns-repeated="2"/>
          <table:table-cell table:style-name="ce4" table:number-columns-repeated="3"/>
          <table:table-cell table:number-columns-repeated="5"/>
          <table:table-cell table:style-name="ce4" table:number-columns-repeated="3"/>
          <table:table-cell table:number-columns-repeated="16347"/>
        </table:table-row>
        <table:table-row table:style-name="ro1">
          <table:table-cell table:style-name="ce19" table:number-columns-repeated="2"/>
          <table:table-cell table:number-columns-repeated="16"/>
          <table:table-cell table:style-name="ce19" table:number-columns-repeated="2"/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style-name="ce17"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table:number-columns-repeated="16"/>
          <table:table-cell table:style-name="ce17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style-name="ce19"/>
          <table:table-cell table:style-name="ce17" office:value-type="string" calcext:value-type="string">
            <text:p>pi_sum</text:p>
          </table:table-cell>
          <table:table-cell table:number-columns-repeated="17"/>
          <table:table-cell table:style-name="ce17" office:value-type="string" calcext:value-type="string">
            <text:p>pi_sum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(([.$B$17]*[.$B$9])^[.A19])/(FACT([.A19]))" office:value-type="float" office:value="1" calcext:value-type="float">
            <text:p>1</text:p>
          </table:table-cell>
          <table:table-cell/>
          <table:table-cell table:formula="of:=SUM([.B19:.B48])" office:value-type="float" office:value="348838.98938767" calcext:value-type="float">
            <text:p>348838,98938767</text:p>
          </table:table-cell>
          <table:table-cell/>
          <table:table-cell table:style-name="ce19" table:number-columns-repeated="2"/>
          <table:table-cell/>
          <table:table-cell table:style-name="ce19"/>
          <table:table-cell table:number-columns-repeated="9"/>
          <table:table-cell table:formula="of:=0" office:value-type="float" office:value="0" calcext:value-type="float">
            <text:p>0</text:p>
          </table:table-cell>
          <table:table-cell table:formula="of:=(([.$T$17]*[.$T$9])^[.S19])/(FACT([.S19]))" office:value-type="float" office:value="1" calcext:value-type="float">
            <text:p>1</text:p>
          </table:table-cell>
          <table:table-cell/>
          <table:table-cell table:formula="of:=SUM([.T19:.T33])" office:value-type="float" office:value="132.582384949399" calcext:value-type="float">
            <text:p>132,582384949399</text:p>
          </table:table-cell>
          <table:table-cell table:number-columns-repeated="4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19]+1" office:value-type="float" office:value="1" calcext:value-type="float">
            <text:p>1</text:p>
          </table:table-cell>
          <table:table-cell table:formula="of:=(([.$B$17]*[.$B$9])^[.A20])/(FACT([.A20]))" office:value-type="float" office:value="12.7623930421324" calcext:value-type="float">
            <text:p>12,7623930421324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19]+1" office:value-type="float" office:value="1" calcext:value-type="float">
            <text:p>1</text:p>
          </table:table-cell>
          <table:table-cell table:formula="of:=(([.$T$17]*[.$T$9])^[.S20])/(FACT([.S20]))" office:value-type="float" office:value="4.88738246227859" calcext:value-type="float">
            <text:p>4,88738246227859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20]+1" office:value-type="float" office:value="2" calcext:value-type="float">
            <text:p>2</text:p>
          </table:table-cell>
          <table:table-cell table:formula="of:=(([.$B$17]*[.$B$9])^[.A21])/(FACT([.A21]))" office:value-type="float" office:value="81.439338080935" calcext:value-type="float">
            <text:p>81,439338080935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0]+1" office:value-type="float" office:value="2" calcext:value-type="float">
            <text:p>2</text:p>
          </table:table-cell>
          <table:table-cell table:formula="of:=(([.$T$17]*[.$T$9])^[.S21])/(FACT([.S21]))" office:value-type="float" office:value="11.9432536662941" calcext:value-type="float">
            <text:p>11,9432536662941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21]+1" office:value-type="float" office:value="3" calcext:value-type="float">
            <text:p>3</text:p>
          </table:table-cell>
          <table:table-cell table:formula="of:=(([.$B$17]*[.$B$9])^[.A22])/(FACT([.A22]))" office:value-type="float" office:value="346.453613893332" calcext:value-type="float">
            <text:p>346,453613893332</text:p>
          </table:table-cell>
          <table:table-cell table:number-columns-repeated="3"/>
          <table:table-cell table:style-name="ce19" table:number-columns-repeated="2"/>
          <table:table-cell table:number-columns-repeated="3"/>
          <table:table-cell table:style-name="ce22"/>
          <table:table-cell table:number-columns-repeated="7"/>
          <table:table-cell table:formula="of:=[.S21]+1" office:value-type="float" office:value="3" calcext:value-type="float">
            <text:p>3</text:p>
          </table:table-cell>
          <table:table-cell table:formula="of:=(([.$T$17]*[.$T$9])^[.S22])/(FACT([.S22]))" office:value-type="float" office:value="19.4570828370635" calcext:value-type="float">
            <text:p>19,4570828370635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22]+1" office:value-type="float" office:value="4" calcext:value-type="float">
            <text:p>4</text:p>
          </table:table-cell>
          <table:table-cell table:formula="of:=(([.$B$17]*[.$B$9])^[.A23])/(FACT([.A23]))" office:value-type="float" office:value="1105.39429784347" calcext:value-type="float">
            <text:p>1105,39429784347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2]+1" office:value-type="float" office:value="4" calcext:value-type="float">
            <text:p>4</text:p>
          </table:table-cell>
          <table:table-cell table:formula="of:=(([.$T$17]*[.$T$9])^[.S23])/(FACT([.S23]))" office:value-type="float" office:value="23.7735513562414" calcext:value-type="float">
            <text:p>23,7735513562414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23]+1" office:value-type="float" office:value="5" calcext:value-type="float">
            <text:p>5</text:p>
          </table:table-cell>
          <table:table-cell table:formula="of:=(([.$B$17]*[.$B$9])^[.A24])/(FACT([.A24]))" office:value-type="float" office:value="2821.49529912208" calcext:value-type="float">
            <text:p>2821,49529912208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3]+1" office:value-type="float" office:value="5" calcext:value-type="float">
            <text:p>5</text:p>
          </table:table-cell>
          <table:table-cell table:formula="of:=(([.$T$17]*[.$T$9])^[.S24])/(FACT([.S24]))" office:value-type="float" office:value="23.2380875929147" calcext:value-type="float">
            <text:p>23,2380875929147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24]+1" office:value-type="float" office:value="6" calcext:value-type="float">
            <text:p>6</text:p>
          </table:table-cell>
          <table:table-cell table:formula="of:=(([.$B$17]*[.$B$9])^[.A25])/(FACT([.A25]))" office:value-type="float" office:value="6001.50532898748" calcext:value-type="float">
            <text:p>6001,50532898748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4]+1" office:value-type="float" office:value="6" calcext:value-type="float">
            <text:p>6</text:p>
          </table:table-cell>
          <table:table-cell table:formula="of:=(([.$T$17]*[.$T$9])^[.S25])/(FACT([.S25]))" office:value-type="float" office:value="18.9289036264175" calcext:value-type="float">
            <text:p>18,9289036264175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25]+1" office:value-type="float" office:value="7" calcext:value-type="float">
            <text:p>7</text:p>
          </table:table-cell>
          <table:table-cell table:formula="of:=(([.$B$17]*[.$B$9])^[.A26])/(FACT([.A26]))" office:value-type="float" office:value="10941.9385504272" calcext:value-type="float">
            <text:p>10941,9385504272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5]+1" office:value-type="float" office:value="7" calcext:value-type="float">
            <text:p>7</text:p>
          </table:table-cell>
          <table:table-cell table:formula="of:=(([.$T$17]*[.$T$9])^[.S26])/(FACT([.S26]))" office:value-type="float" office:value="13.216113087702" calcext:value-type="float">
            <text:p>13,216113087702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26]+1" office:value-type="float" office:value="8" calcext:value-type="float">
            <text:p>8</text:p>
          </table:table-cell>
          <table:table-cell table:formula="of:=(([.$B$17]*[.$B$9])^[.A27])/(FACT([.A27]))" office:value-type="float" office:value="17455.6650529266" calcext:value-type="float">
            <text:p>17455,6650529266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6]+1" office:value-type="float" office:value="8" calcext:value-type="float">
            <text:p>8</text:p>
          </table:table-cell>
          <table:table-cell table:formula="of:=(([.$T$17]*[.$T$9])^[.S27])/(FACT([.S27]))" office:value-type="float" office:value="8.07402491554068" calcext:value-type="float">
            <text:p>8,07402491554068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27]+1" office:value-type="float" office:value="9" calcext:value-type="float">
            <text:p>9</text:p>
          </table:table-cell>
          <table:table-cell table:formula="of:=(([.$B$17]*[.$B$9])^[.A28])/(FACT([.A28]))" office:value-type="float" office:value="24752.8953574738" calcext:value-type="float">
            <text:p>24752,8953574738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7]+1" office:value-type="float" office:value="9" calcext:value-type="float">
            <text:p>9</text:p>
          </table:table-cell>
          <table:table-cell table:formula="of:=(([.$T$17]*[.$T$9])^[.S28])/(FACT([.S28]))" office:value-type="float" office:value="4.3845386413571" calcext:value-type="float">
            <text:p>4,3845386413571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28]+1" office:value-type="float" office:value="10" calcext:value-type="float">
            <text:p>10</text:p>
          </table:table-cell>
          <table:table-cell table:formula="of:=(([.$B$17]*[.$B$9])^[.A29])/(FACT([.A29]))" office:value-type="float" office:value="31590.6179482856" calcext:value-type="float">
            <text:p>31590,6179482856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8]+1" office:value-type="float" office:value="10" calcext:value-type="float">
            <text:p>10</text:p>
          </table:table-cell>
          <table:table-cell table:formula="of:=(([.$T$17]*[.$T$9])^[.S29])/(FACT([.S29]))" office:value-type="float" office:value="2.14289172609514" calcext:value-type="float">
            <text:p>2,14289172609514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29]+1" office:value-type="float" office:value="11" calcext:value-type="float">
            <text:p>11</text:p>
          </table:table-cell>
          <table:table-cell table:formula="of:=(([.$B$17]*[.$B$9])^[.A30])/(FACT([.A30]))" office:value-type="float" office:value="36651.9893363512" calcext:value-type="float">
            <text:p>36651,9893363512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29]+1" office:value-type="float" office:value="11" calcext:value-type="float">
            <text:p>11</text:p>
          </table:table-cell>
          <table:table-cell table:formula="of:=(([.$T$17]*[.$T$9])^[.S30])/(FACT([.S30]))" office:value-type="float" office:value="0.952102858243572" calcext:value-type="float">
            <text:p>0,952102858243572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30]+1" office:value-type="float" office:value="12" calcext:value-type="float">
            <text:p>12</text:p>
          </table:table-cell>
          <table:table-cell table:formula="of:=(([.$B$17]*[.$B$9])^[.A31])/(FACT([.A31]))" office:value-type="float" office:value="38980.5911405467" calcext:value-type="float">
            <text:p>38980,5911405467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30]+1" office:value-type="float" office:value="12" calcext:value-type="float">
            <text:p>12</text:p>
          </table:table-cell>
          <table:table-cell table:formula="of:=(([.$T$17]*[.$T$9])^[.S31])/(FACT([.S31]))" office:value-type="float" office:value="0.387774234305412" calcext:value-type="float">
            <text:p>0,387774234305412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31]+1" office:value-type="float" office:value="13" calcext:value-type="float">
            <text:p>13</text:p>
          </table:table-cell>
          <table:table-cell table:formula="of:=(([.$B$17]*[.$B$9])^[.A32])/(FACT([.A32]))" office:value-type="float" office:value="38268.1250115632" calcext:value-type="float">
            <text:p>38268,1250115632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31]+1" office:value-type="float" office:value="13" calcext:value-type="float">
            <text:p>13</text:p>
          </table:table-cell>
          <table:table-cell table:formula="of:=(([.$T$17]*[.$T$9])^[.S32])/(FACT([.S32]))" office:value-type="float" office:value="0.145784691697521" calcext:value-type="float">
            <text:p>0,145784691697521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32]+1" office:value-type="float" office:value="14" calcext:value-type="float">
            <text:p>14</text:p>
          </table:table-cell>
          <table:table-cell table:formula="of:=(([.$B$17]*[.$B$9])^[.A33])/(FACT([.A33]))" office:value-type="float" office:value="34885.2037416449" calcext:value-type="float">
            <text:p>34885,2037416449</text:p>
          </table:table-cell>
          <table:table-cell table:number-columns-repeated="3"/>
          <table:table-cell table:style-name="ce19" table:number-columns-repeated="2"/>
          <table:table-cell table:number-columns-repeated="11"/>
          <table:table-cell table:formula="of:=[.S32]+1" office:value-type="float" office:value="14" calcext:value-type="float">
            <text:p>14</text:p>
          </table:table-cell>
          <table:table-cell table:formula="of:=(([.$T$17]*[.$T$9])^[.S33])/(FACT([.S33]))" office:value-type="float" office:value="0.0508932532479398" calcext:value-type="float">
            <text:p>0,0508932532479398</text:p>
          </table:table-cell>
          <table:table-cell table:number-columns-repeated="6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33]+1" office:value-type="float" office:value="15" calcext:value-type="float">
            <text:p>15</text:p>
          </table:table-cell>
          <table:table-cell table:formula="of:=(([.$B$17]*[.$B$9])^[.A34])/(FACT([.A34]))" office:value-type="float" office:value="29681.245433716" calcext:value-type="float">
            <text:p>29681,245433716</text:p>
          </table:table-cell>
          <table:table-cell table:number-columns-repeated="24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34]+1" office:value-type="float" office:value="16" calcext:value-type="float">
            <text:p>16</text:p>
          </table:table-cell>
          <table:table-cell table:formula="of:=(([.$B$17]*[.$B$9])^[.A35])/(FACT([.A35]))" office:value-type="float" office:value="23675.2325128176" calcext:value-type="float">
            <text:p>23675,2325128176</text:p>
          </table:table-cell>
          <table:table-cell table:number-columns-repeated="24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35]+1" office:value-type="float" office:value="17" calcext:value-type="float">
            <text:p>17</text:p>
          </table:table-cell>
          <table:table-cell table:formula="of:=(([.$B$17]*[.$B$9])^[.A36])/(FACT([.A36]))" office:value-type="float" office:value="17773.6836877912" calcext:value-type="float">
            <text:p>17773,6836877912</text:p>
          </table:table-cell>
          <table:table-cell table:number-columns-repeated="24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36]+1" office:value-type="float" office:value="18" calcext:value-type="float">
            <text:p>18</text:p>
          </table:table-cell>
          <table:table-cell table:formula="of:=(([.$B$17]*[.$B$9])^[.A37])/(FACT([.A37]))" office:value-type="float" office:value="12601.9298350072" calcext:value-type="float">
            <text:p>12601,9298350072</text:p>
          </table:table-cell>
          <table:table-cell table:number-columns-repeated="24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37]+1" office:value-type="float" office:value="19" calcext:value-type="float">
            <text:p>19</text:p>
          </table:table-cell>
          <table:table-cell table:formula="of:=(([.$B$17]*[.$B$9])^[.A38])/(FACT([.A38]))" office:value-type="float" office:value="8464.77798124929" calcext:value-type="float">
            <text:p>8464,77798124929</text:p>
          </table:table-cell>
          <table:table-cell table:number-columns-repeated="24"/>
          <table:table-cell table:style-name="ce4" table:number-columns-repeated="11"/>
          <table:table-cell table:number-columns-repeated="16347"/>
        </table:table-row>
        <table:table-row table:style-name="ro1">
          <table:table-cell table:formula="of:=[.A38]+1" office:value-type="float" office:value="20" calcext:value-type="float">
            <text:p>20</text:p>
          </table:table-cell>
          <table:table-cell table:formula="of:=(([.$B$17]*[.$B$9])^[.A39])/(FACT([.A39]))" office:value-type="float" office:value="5401.54118055459" calcext:value-type="float">
            <text:p>5401,54118055459</text:p>
          </table:table-cell>
          <table:table-cell table:number-columns-repeated="16382"/>
        </table:table-row>
        <table:table-row table:style-name="ro1">
          <table:table-cell table:formula="of:=[.A39]+1" office:value-type="float" office:value="21" calcext:value-type="float">
            <text:p>21</text:p>
          </table:table-cell>
          <table:table-cell table:formula="of:=(([.$B$17]*[.$B$9])^[.A40])/(FACT([.A40]))" office:value-type="float" office:value="3282.69483711912" calcext:value-type="float">
            <text:p>3282,69483711912</text:p>
          </table:table-cell>
          <table:table-cell table:number-columns-repeated="16382"/>
        </table:table-row>
        <table:table-row table:style-name="ro1">
          <table:table-cell table:formula="of:=[.A40]+1" office:value-type="float" office:value="22" calcext:value-type="float">
            <text:p>22</text:p>
          </table:table-cell>
          <table:table-cell table:formula="of:=(([.$B$17]*[.$B$9])^[.A41])/(FACT([.A41]))" office:value-type="float" office:value="1904.32007948605" calcext:value-type="float">
            <text:p>1904,32007948605</text:p>
          </table:table-cell>
          <table:table-cell table:number-columns-repeated="16382"/>
        </table:table-row>
        <table:table-row table:style-name="ro1">
          <table:table-cell table:formula="of:=[.A41]+1" office:value-type="float" office:value="23" calcext:value-type="float">
            <text:p>23</text:p>
          </table:table-cell>
          <table:table-cell table:formula="of:=(([.$B$17]*[.$B$9])^[.A42])/(FACT([.A42]))" office:value-type="float" office:value="1056.68179706199" calcext:value-type="float">
            <text:p>1056,68179706199</text:p>
          </table:table-cell>
          <table:table-cell table:number-columns-repeated="16382"/>
        </table:table-row>
        <table:table-row table:style-name="ro1">
          <table:table-cell table:formula="of:=[.A42]+1" office:value-type="float" office:value="24" calcext:value-type="float">
            <text:p>24</text:p>
          </table:table-cell>
          <table:table-cell table:formula="of:=(([.$B$17]*[.$B$9])^[.A43])/(FACT([.A43]))" office:value-type="float" office:value="561.907850607165" calcext:value-type="float">
            <text:p>561,907850607165</text:p>
          </table:table-cell>
          <table:table-cell table:number-columns-repeated="16382"/>
        </table:table-row>
        <table:table-row table:style-name="ro1">
          <table:table-cell table:formula="of:=[.A43]+1" office:value-type="float" office:value="25" calcext:value-type="float">
            <text:p>25</text:p>
          </table:table-cell>
          <table:table-cell table:formula="of:=(([.$B$17]*[.$B$9])^[.A44])/(FACT([.A44]))" office:value-type="float" office:value="286.851553716338" calcext:value-type="float">
            <text:p>286,851553716338</text:p>
          </table:table-cell>
          <table:table-cell table:number-columns-repeated="16382"/>
        </table:table-row>
        <table:table-row table:style-name="ro1">
          <table:table-cell table:formula="of:=[.A44]+1" office:value-type="float" office:value="26" calcext:value-type="float">
            <text:p>26</text:p>
          </table:table-cell>
          <table:table-cell table:formula="of:=(([.$B$17]*[.$B$9])^[.A45])/(FACT([.A45]))" office:value-type="float" office:value="140.804318202857" calcext:value-type="float">
            <text:p>140,804318202857</text:p>
          </table:table-cell>
          <table:table-cell table:number-columns-repeated="16382"/>
        </table:table-row>
        <table:table-row table:style-name="ro1">
          <table:table-cell table:formula="of:=[.A45]+1" office:value-type="float" office:value="27" calcext:value-type="float">
            <text:p>27</text:p>
          </table:table-cell>
          <table:table-cell table:formula="of:=(([.$B$17]*[.$B$9])^[.A46])/(FACT([.A46]))" office:value-type="float" office:value="66.5555574420125" calcext:value-type="float">
            <text:p>66,5555574420125</text:p>
          </table:table-cell>
          <table:table-cell table:number-columns-repeated="16382"/>
        </table:table-row>
        <table:table-row table:style-name="ro1">
          <table:table-cell table:formula="of:=[.A46]+1" office:value-type="float" office:value="28" calcext:value-type="float">
            <text:p>28</text:p>
          </table:table-cell>
          <table:table-cell table:formula="of:=(([.$B$17]*[.$B$9])^[.A47])/(FACT([.A47]))" office:value-type="float" office:value="30.336006543328" calcext:value-type="float">
            <text:p>30,336006543328</text:p>
          </table:table-cell>
          <table:table-cell table:number-columns-repeated="16382"/>
        </table:table-row>
        <table:table-row table:style-name="ro1">
          <table:table-cell table:formula="of:=[.A47]+1" office:value-type="float" office:value="29" calcext:value-type="float">
            <text:p>29</text:p>
          </table:table-cell>
          <table:table-cell table:formula="of:=(([.$B$17]*[.$B$9])^[.A48])/(FACT([.A48]))" office:value-type="float" office:value="13.3503461667122" calcext:value-type="float">
            <text:p>13,3503461667122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 table:number-rows-repeated="3">
          <table:table-cell table:style-name="ce4" table:number-columns-repeated="26"/>
          <table:table-cell table:number-columns-repeated="16358"/>
        </table:table-row>
        <table:table-row table:style-name="ro1">
          <table:table-cell table:style-name="ce4" table:number-columns-repeated="26"/>
          <table:table-cell/>
          <table:table-cell table:style-name="ce4" table:number-columns-repeated="4"/>
          <table:table-cell table:number-columns-repeated="16353"/>
        </table:table-row>
        <table:table-row table:style-name="ro5">
          <table:table-cell table:style-name="ce4"/>
          <table:table-cell table:style-name="ce20"/>
          <table:table-cell table:style-name="ce4" table:number-columns-repeated="9"/>
          <table:table-cell table:style-name="ce20"/>
          <table:table-cell table:style-name="ce4" table:number-columns-repeated="7"/>
          <table:table-cell table:style-name="ce20"/>
          <table:table-cell table:style-name="ce4" table:number-columns-repeated="6"/>
          <table:table-cell/>
          <table:table-cell table:style-name="ce4" table:number-columns-repeated="2"/>
          <table:table-cell table:style-name="ce20"/>
          <table:table-cell table:style-name="ce4"/>
          <table:table-cell table:number-columns-repeated="16353"/>
        </table:table-row>
        <table:table-row table:style-name="ro4">
          <table:table-cell table:style-name="ce4"/>
          <table:table-cell table:style-name="ce21"/>
          <table:table-cell table:style-name="ce4" table:number-columns-repeated="8"/>
          <table:table-cell table:style-name="ce21" table:number-columns-repeated="3"/>
          <table:table-cell table:style-name="ce4" table:number-columns-repeated="5"/>
          <table:table-cell table:style-name="ce21" table:number-columns-repeated="3"/>
          <table:table-cell table:style-name="ce4" table:number-columns-repeated="5"/>
          <table:table-cell/>
          <table:table-cell table:style-name="ce4" table:number-columns-repeated="2"/>
          <table:table-cell table:style-name="ce21"/>
          <table:table-cell table:style-name="ce4"/>
          <table:table-cell table:number-columns-repeated="16353"/>
        </table:table-row>
        <table:table-row table:style-name="ro1" table:number-rows-repeated="3">
          <table:table-cell table:style-name="ce4" table:number-columns-repeated="26"/>
          <table:table-cell table:style-name="ce19"/>
          <table:table-cell table:style-name="ce4" table:number-columns-repeated="4"/>
          <table:table-cell table:style-name="ce19" table:number-columns-repeated="6"/>
          <table:table-cell table:number-columns-repeated="16347"/>
        </table:table-row>
        <table:table-row table:style-name="ro1" table:number-rows-repeated="3">
          <table:table-cell table:style-name="ce4" table:number-columns-repeated="26"/>
          <table:table-cell table:style-name="ce19" table:number-columns-repeated="11"/>
          <table:table-cell table:number-columns-repeated="16347"/>
        </table:table-row>
        <table:table-row table:style-name="ro2" table:number-rows-repeated="104851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Barlow" svg:font-family="Barlow"/>
    <style:font-face style:name="Barlow1" svg:font-family="Barlow1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2" svg:font-family="'Liberation Sans'" style:font-family-generic="swiss"/>
    <style:font-face style:name="Liberation Sans3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 style:data-style-name="N2" text:time-value="15:47:08.759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meta:creation-date>2023-09-08T09:53:07Z</meta:creation-date>
    <dc:date>2023-09-13T17:44:06.066000000</dc:date>
    <meta:editing-cycles>16</meta:editing-cycles>
    <meta:editing-duration>PT9H17M29S</meta:editing-duration>
    <meta:document-statistic meta:table-count="3" meta:cell-count="517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hree-dimensional="true" chart:symbol-type="automatic" chart:auto-position="true" chart:auto-size="true" chart:treat-empty-cells="leave-gap" chart:right-angled-axes="tru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47cm" chart:symbol-height="0.247cm"/>
    </style:style>
    <style:style style:name="ch11" style:family="chart" style:data-style-name="N0">
      <style:chart-properties chart:symbol-type="named-symbol" chart:symbol-name="square" chart:symbol-width="0.176cm" chart:symbol-height="0.176cm" chart:link-data-style-to-source="true"/>
      <style:graphic-properties draw:stroke="none" draw:fill-color="#ed7d31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stroke="solid" svg:stroke-width="0.018cm"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23cm" svg:y="0.315cm" chart:style-name="ch2">
          <text:p>Sala Pesi</text:p>
        </chart:title>
        <chart:legend chart:legend-position="end" svg:x="13.816cm" svg:y="4.005cm" style:legend-expansion="high" chart:style-name="ch3"/>
        <chart:plot-area chart:style-name="ch4" table:cell-range-address="Foglio2.A14:Foglio2.C15" chart:data-source-has-labels="column" svg:x="0.32cm" svg:y="1.222cm" svg:width="13.176cm" svg:height="7.598cm" dr3d:transform="matrix (0.99564446382742 -0.029808720977666 -0.0883376579012803 0.0368334288445053 0.996194774593609 0.0789890472910303 0.085646950730103 -0.081898786474914 0.992953769621009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:coordinate-region svg:x="0.853cm" svg:y="1.23cm" svg:width="12.643cm" svg:height="6.99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Foglio2.A14:Foglio2.A1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Foglio2.B14:Foglio2.B15" chart:class="chart:bar">
            <chart:data-point/>
            <chart:data-point chart:style-name="ch10"/>
          </chart:series>
          <chart:series chart:style-name="ch11" chart:values-cell-range-address="Foglio2.C14:Foglio2.C15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W</text:p>
                <draw:g>
                  <svg:desc>Foglio2.A14:Foglio2.A15</svg:desc>
                </draw:g>
              </table:table-cell>
              <table:table-cell office:value-type="float" office:value="0.123425989839714">
                <text:p>0.123425989839714</text:p>
                <draw:g>
                  <svg:desc>Foglio2.B14:Foglio2.B15</svg:desc>
                </draw:g>
              </table:table-cell>
              <table:table-cell office:value-type="float" office:value="0.3089">
                <text:p>0.3089</text:p>
                <draw:g>
                  <svg:desc>Foglio2.C14:Foglio2.C15</svg:desc>
                </draw:g>
              </table:table-cell>
            </table:table-row>
            <table:table-row>
              <table:table-cell office:value-type="string">
                <text:p>Tw</text:p>
              </table:table-cell>
              <table:table-cell office:value-type="float" office:value="0.435198126593594">
                <text:p>0.435198126593594</text:p>
              </table:table-cell>
              <table:table-cell office:value-type="float" office:value="0.7435">
                <text:p>0.7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hree-dimensional="true" chart:auto-position="true" chart:auto-size="true" chart:treat-empty-cells="leave-gap" chart:right-angled-axes="tru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loext:try-staggering-first="false" chart:link-data-style-to-source="true" chart:axis-position="0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stroke="solid" svg:stroke-width="0.018cm" svg:stroke-color="#b3b3b3" draw:fill-color="#cccccc"/>
    </style:style>
  </office:automatic-styles>
  <office:body>
    <office:chart>
      <chart:chart svg:width="15.982cm" svg:height="9.029cm" xlink:href=".." xlink:type="simple" chart:class="chart:bar" chart:style-name="ch1">
        <chart:title svg:x="6.889cm" svg:y="0.315cm" chart:style-name="ch2">
          <text:p>Sala Cardio</text:p>
        </chart:title>
        <chart:legend chart:legend-position="end" svg:x="13.772cm" svg:y="4.019cm" style:legend-expansion="high" chart:style-name="ch3"/>
        <chart:plot-area chart:style-name="ch4" table:cell-range-address="Foglio2.S14:Foglio2.U15" chart:data-source-has-labels="column" svg:x="0.319cm" svg:y="1.222cm" svg:width="13.134cm" svg:height="7.627cm" dr3d:transform="matrix (0.99564446382742 -0.029808720977666 -0.0883376579012803 0.0368334288445053 0.996194774593609 0.0789890472910303 0.085646950730103 -0.081898786474914 0.992953769621009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:coordinate-region svg:x="1.115cm" svg:y="1.222cm" svg:width="12.259cm" svg:height="7.04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Foglio2.S14:Foglio2.S1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Foglio2.T14:Foglio2.T15" chart:class="chart:bar">
            <chart:data-point chart:repeated="2"/>
          </chart:series>
          <chart:series chart:style-name="ch10" chart:values-cell-range-address="Foglio2.U14:Foglio2.U15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T</text:p>
              </table:table-cell>
              <table:table-cell office:value-type="string">
                <text:p>Colonna U</text:p>
              </table:table-cell>
            </table:table-row>
          </table:table-header-rows>
          <table:table-rows>
            <table:table-row>
              <table:table-cell office:value-type="string">
                <text:p>W</text:p>
                <draw:g>
                  <svg:desc>Foglio2.S14:Foglio2.S15</svg:desc>
                </draw:g>
              </table:table-cell>
              <table:table-cell office:value-type="float" office:value="0.0131536395921008">
                <text:p>0.0131536395921008</text:p>
                <draw:g>
                  <svg:desc>Foglio2.T14:Foglio2.T15</svg:desc>
                </draw:g>
              </table:table-cell>
              <table:table-cell office:value-type="float" office:value="0.04875">
                <text:p>0.04875</text:p>
                <draw:g>
                  <svg:desc>Foglio2.U14:Foglio2.U15</svg:desc>
                </draw:g>
              </table:table-cell>
            </table:table-row>
            <table:table-row>
              <table:table-cell office:value-type="string">
                <text:p>Tw</text:p>
              </table:table-cell>
              <table:table-cell office:value-type="float" office:value="0.0604950381774137">
                <text:p>0.0604950381774137</text:p>
              </table:table-cell>
              <table:table-cell office:value-type="float" office:value="0.1615">
                <text:p>0.16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